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Arial" fo:font-size="10pt" fo:language="pt" fo:country="PT" style:font-name-asian="Times New Roman" style:font-size-asian="10pt" style:font-name-complex="Arial" style:font-size-complex="12pt" style:language-complex="ar" style:country-complex="SA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Arial" fo:font-size="18pt" fo:language="pt" fo:country="PT" fo:font-weight="bold" style:font-name-asian="Times New Roman" style:font-size-asian="18pt" style:font-weight-asian="bold" style:font-name-complex="Arial" style:font-size-complex="12pt" style:language-complex="ar" style:country-complex="SA" style:font-weight-complex="bold"/>
    </style:style>
    <style:style style:name="P3" style:family="paragraph" style:parent-style-name="Heading_20_2">
      <style:text-properties style:use-window-font-color="true" fo:font-size="14pt" fo:language="pt" fo:country="BR" fo:font-weight="bold" style:font-name-asian="Times New Roman" style:font-size-asian="14pt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Heading_20_2">
      <style:text-properties style:use-window-font-color="true" fo:font-size="14pt" fo:language="en" fo:country="US" fo:font-weight="bold" style:font-name-asian="Times New Roman" style:font-size-asian="14pt" style:font-weight-asian="bold" style:font-name-complex="Arial" style:font-size-complex="12pt" style:language-complex="ar" style:country-complex="SA" style:font-weight-complex="bold"/>
    </style:style>
    <style:style style:name="P5" style:family="paragraph" style:parent-style-name="Heading_20_3">
      <style:text-properties style:use-window-font-color="true" fo:font-size="11pt" fo:language="pt" fo:country="BR" fo:font-weight="bold" style:font-name-asian="Times New Roman" style:font-size-asian="11pt" style:font-weight-asian="bold" style:font-name-complex="Arial" style:font-size-complex="10pt" style:language-complex="ar" style:country-complex="SA"/>
    </style:style>
    <style:style style:name="P6" style:family="paragraph" style:parent-style-name="Heading_20_3">
      <style:text-properties style:use-window-font-color="true" fo:font-size="11pt" fo:language="pt" fo:country="PT" fo:font-weight="bold" style:font-name-asian="Times New Roman" style:font-size-asian="11pt" style:font-weight-asian="bold" style:font-name-complex="Arial" style:font-size-complex="10pt" style:language-complex="ar" style:country-complex="SA"/>
    </style:style>
    <style:style style:name="P7" style:family="paragraph" style:parent-style-name="TextClass">
      <style:text-properties style:use-window-font-color="true" fo:font-size="8pt" fo:language="pt" fo:country="BR" fo:font-weight="bold" style:font-name-asian="Times New Roman" style:font-size-asian="8pt" style:font-weight-asian="bold" style:font-name-complex="Arial" style:font-size-complex="10pt" style:language-complex="ar" style:country-complex="SA" style:font-weight-complex="bold"/>
    </style:style>
    <style:style style:name="P8" style:family="paragraph" style:parent-style-name="TextClass">
      <style:text-properties style:use-window-font-color="true" fo:font-size="8pt" fo:language="es" fo:country="ES" fo:font-weight="bold" style:font-name-asian="Times New Roman" style:font-size-asian="8pt" style:font-weight-asian="bold" style:font-name-complex="Arial" style:font-size-complex="10pt" style:language-complex="ar" style:country-complex="SA" style:font-weight-complex="bold"/>
    </style:style>
    <style:style style:name="P9" style:family="paragraph" style:parent-style-name="TextClass">
      <style:text-properties style:use-window-font-color="true" fo:font-size="8pt" fo:language="pt" fo:country="PT" fo:font-weight="bold" style:font-name-asian="Times New Roman" style:font-size-asian="8pt" style:font-weight-asian="bold" style:font-name-complex="Arial" style:font-size-complex="10pt" style:language-complex="ar" style:country-complex="SA" style:font-weight-complex="bold"/>
    </style:style>
    <style:style style:name="P10" style:family="paragraph" style:parent-style-name="TextClass">
      <style:paragraph-properties fo:text-align="start" style:justify-single-word="false"/>
      <style:text-properties style:use-window-font-color="true" fo:font-size="8pt" fo:language="en" fo:country="US" fo:font-weight="bold" style:font-name-asian="Times New Roman" style:font-size-asian="8pt" style:font-weight-asian="bold" style:font-name-complex="Arial" style:font-size-complex="10pt" style:language-complex="ar" style:country-complex="SA" style:font-weight-complex="bold"/>
    </style:style>
    <style:style style:name="P11" style:family="paragraph" style:parent-style-name="TextClass">
      <style:paragraph-properties fo:text-align="justify" style:justify-single-word="false" fo:orphans="2" fo:widows="2" style:writing-mode="lr-tb"/>
      <style:text-properties style:use-window-font-color="true" fo:font-size="8pt" fo:language="en" fo:country="US" fo:font-weight="bold" style:font-name-asian="Times New Roman" style:font-size-asian="8pt" style:font-weight-asian="bold" style:font-name-complex="Arial" style:font-size-complex="10pt" style:language-complex="ar" style:country-complex="SA" style:font-weight-complex="bold"/>
    </style:style>
    <style:style style:name="P12" style:family="paragraph" style:parent-style-name="TextObject">
      <style:text-properties style:use-window-font-color="true" fo:font-size="8pt" fo:language="en" fo:country="US" fo:font-weight="normal" style:font-name-asian="Times New Roman" style:font-size-asian="8pt" style:font-weight-asian="normal" style:font-name-complex="Arial" style:font-size-complex="10pt" style:language-complex="ar" style:country-complex="SA" style:font-weight-complex="normal"/>
    </style:style>
    <style:style style:name="P13" style:family="paragraph" style:parent-style-name="TextObject">
      <style:text-properties fo:language="en" fo:country="US"/>
    </style:style>
    <style:style style:name="P14" style:family="paragraph" style:parent-style-name="TextObject">
      <style:paragraph-properties fo:text-align="justify" style:justify-single-word="false" fo:orphans="2" fo:widows="2" style:writing-mode="lr-tb"/>
    </style:style>
    <style:style style:name="P15" style:family="paragraph" style:parent-style-name="TextObject">
      <style:paragraph-properties fo:text-align="justify" style:justify-single-word="false" fo:orphans="2" fo:widows="2" style:writing-mode="lr-tb"/>
      <style:text-properties style:use-window-font-color="true" fo:font-size="8pt" fo:language="pt" fo:country="BR" fo:font-weight="normal" style:font-name-asian="Times New Roman" style:font-size-asian="8pt" style:font-weight-asian="normal" style:font-name-complex="Arial" style:font-size-complex="10pt" style:language-complex="ar" style:country-complex="SA" style:font-weight-complex="normal"/>
    </style:style>
    <style:style style:name="P16" style:family="paragraph" style:parent-style-name="TextObject">
      <style:paragraph-properties fo:break-before="page"/>
      <style:text-properties style:use-window-font-color="true" fo:font-size="8pt" fo:language="pt" fo:country="BR" fo:font-weight="normal" style:font-name-asian="Times New Roman" style:font-size-asian="8pt" style:font-weight-asian="normal" style:font-name-complex="Arial" style:font-size-complex="10pt" style:language-complex="ar" style:country-complex="SA" style:font-weight-complex="normal"/>
    </style:style>
    <style:style style:name="P17" style:family="paragraph" style:parent-style-name="TextObject">
      <style:paragraph-properties fo:margin-left="0cm" fo:margin-right="0cm" fo:text-align="justify" style:justify-single-word="false" fo:orphans="2" fo:widows="2" fo:text-indent="0cm" style:auto-text-indent="false" style:writing-mode="lr-tb"/>
    </style:style>
    <style:style style:name="T1" style:family="text">
      <style:text-properties fo:language="pt" fo:country="BR"/>
    </style:style>
    <style:style style:name="T2" style:family="text">
      <style:text-properties fo:language="en" fo:country="US"/>
    </style:style>
    <style:style style:name="T3" style:family="text">
      <style:text-properties fo:language="es" fo:country="none"/>
    </style:style>
    <style:style style:name="T4" style:family="text">
      <style:text-properties style:font-name="Wingdings1" fo:language="en" fo:country="US"/>
    </style:style>
    <style:style style:name="T5" style:family="text">
      <style:text-properties fo:font-variant="normal" fo:text-transform="none" style:font-name="Wingdings1" fo:language="en" fo:country="US"/>
    </style:style>
    <style:style style:name="T6" style:family="text">
      <style:text-properties style:use-window-font-color="true" fo:font-size="8pt" fo:language="pt" fo:country="BR" fo:font-weight="normal" style:font-name-asian="Times New Roman" style:font-size-asian="8pt" style:font-weight-asian="normal" style:font-name-complex="Arial" style:font-size-complex="10pt" style:language-complex="ar" style:country-complex="SA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OLO2</text:p>
      <text:p text:style-name="P1">Guia de Consulta Rápida</text:p>
      <text:p text:style-name="Standard"/>
      <text:p text:style-name="Heading_20_2">Miolo</text:p>
      <text:p text:style-name="TextClass">_REQUEST( $vars, $from = 'ALL' )</text:p>
      <text:p text:style-name="TextObject">Obtém o valor de um variável, consultando $_REQUEST, $_SESSION e $_GLOBAL. $var é uma string com o nome da variável, ou um array de strings.</text:p>
      <text:p text:style-name="TextClass">assert($cond, $msg = '', $goto = '')</text:p>
      <text:p text:style-name="TextObject">Avalia a condição $cond; se for true, interrompe a execução apresentando o prompt com $msg.</text:p>
      <text:p text:style-name="TextClass">checkAccess($trans, $access, $deny = false)</text:p>
      <text:p text:style-name="TextObject">Avalia se o usuário logado tem a permissão de acesso $access na transação $trans. $deny indica se o processamento será interrompido ou não, caso não haja direito de acesso.</text:p>
      <text:p text:style-name="P7">checkLogin()</text:p>
      <text:p text:style-name="TextObject">Indica se o usuário está logado ou não.</text:p>
      <text:p text:style-name="TextClass">confirmation($msg, $gotoOK = '', $gotoCancel = '', $eventOk = '', $eventCancel = '', $halt = true)</text:p>
      <text:p text:style-name="TextObject">Exibe um prompt de confirmação, com a mensagem $msg. $gotoOK e $gotoCancel são urls a serem executadas de acordo com a escolha do usuário. $eventOk e $eventCancel são nomes de métodos a serem executados. $halt indica se o processamento deve ser interrompido ou não.</text:p>
      <text:p text:style-name="TextClass">error($msg = '', $goto = '', $caption = '', $event = '', $halt = true)</text:p>
      <text:p text:style-name="TextObject">Exibe um prompt de erro, com a mensagem $msg. $goto é a url a ser executada. $caption é o título da janela de erro. $event é o evento a ser executado. $halt indica se o processamento deve ser interrompido.</text:p>
      <text:p text:style-name="TextClass">getAbsolutePath($rel = NULL)</text:p>
      <text:p text:style-name="TextObject">Obtém o path absoluto para o arquivo $rel, a partir do diretório de instalação do MIOLO.</text:p>
      <text:p text:style-name="TextClass">getAbsoluteURL($rel, $module = NULL)</text:p>
      <text:p text:style-name="TextObject">Obtém a URL completa para o arquivo $rel (no modulo $module).</text:p>
      <text:p text:style-name="TextClass">getActionURL($module = '', $action = 'NONE', $item = '', $args = NULL, $dispatch = NULL, $scramble = false)</text:p>
      <text:p text:style-name="TextObject">Obtém uma URL completa para execução do handler $action no módulo $module. $item é um parâmetro a ser passado para o handler. $args é um array de parâmetros opcionais. $dispatch indica o dispatcher a ser usado (por default index.php) e $scramble indica se a URL será criptografada.</text:p>
      <text:p text:style-name="P7">getAuth()</text:p>
      <text:p text:style-name="TextObject">Obtém uma referência para o objeto MAuth.</text:p>
      <text:p text:style-name="TextClass">getBusiness($module, $name = 'main', $data = NULL)</text:p>
      <text:p text:style-name="TextObject">Inclui a definição da classe $name, do módulo $module. $data é um parâmetro a ser passado para o construtor da classe.</text:p>
      <text:p text:style-name="TextClass">getBusinessMAD($name = 'main', $data = NULL)</text:p>
      <text:p text:style-name="TextObject">Inclui a definição da classe $name, do módulo MAD (o módulo de administração do Miolo, conforme definido em miolo.conf). $data é um parâmetro a ser passado para o construtor da classe..</text:p>
      <text:p text:style-name="P7">getConf($key)</text:p>
      <text:p text:style-name="TextObject">Obtém o valor da chave $key conforme definido no arquivo de configuração do Miolo (miolo.conf) ou do módulo (module.conf).</text:p>
      <text:p text:style-name="TextClass">getContext($url = '', $style = 0, $scramble = false)</text:p>
      <text:p text:style-name="TextObject">Obtém uma referência para o objeto MContext.</text:p>
      <text:p text:style-name="P7">getCurrentAction()</text:p>
      <text:p text:style-name="TextObject">Obtém o parâmetro “action” da URL atualmente sendo executada.</text:p>
      <text:p text:style-name="P7">getCurrentModule()</text:p>
      <text:p text:style-name="TextObject">Obtém o parâmetro “module” da URL atualmente sendo executada.</text:p>
      <text:p text:style-name="P7">getCurrentURL()</text:p>
      <text:p text:style-name="TextObject">Obtém a URL atualmente sendo executada.</text:p>
      <text:p text:style-name="TextClass">getDatabase($conf = NULL, $user = NULL, $pass = NULL)</text:p>
      <text:p text:style-name="TextObject">Obtém uma referência para um objeto Mdatabase, que representa uma conexão com o banco de dados, cujas definições estão no arquivo de configuração na chave $conf.</text:p>
      <text:p text:style-name="P7">getLogin()</text:p>
      <text:p text:style-name="TextObject">Obtém uma referência para o objeto MLogin.</text:p>
      <text:p text:style-name="TextClass">getModulePath($module, $file)</text:p>
      <text:p text:style-name="TextObject">Obtém o path absoluto para o arquivo $file do módulo $module.</text:p>
      <text:p text:style-name="P7">getPage()</text:p>
      <text:p text:style-name="TextObject">Obtém uma referência para o objeto MPage.</text:p>
      <text:p text:style-name="P7">getPerms()</text:p>
      <text:p text:style-name="TextObject">Obtém uma referência para o objeto MPerms.</text:p>
      <text:p text:style-name="P7">getSession()</text:p>
      <text:p text:style-name="TextObject">Obtém uma referência para o objeto MSession.</text:p>
      <text:p text:style-name="TextClass">getSysTime()</text:p>
      <text:p text:style-name="P12">Obtém o timestamp atual no formato 'd/m/Y H:i:s'.</text:p>
      <text:p text:style-name="P7">getUI()</text:p>
      <text:p text:style-name="TextObject">Obtém uma referência para o objeto MUI.</text:p>
      <text:p text:style-name="TextClass">import($namespace, $class = '')</text:p>
      <text:p text:style-name="TextObject">Cria uma referência para uma classe que poderá ser incluída posteriormente. Indica que a classe será acessada.</text:p>
      <text:p text:style-name="TextClass">information($msg, $goto = '', $event = '', $halt = true)</text:p>
      <text:p text:style-name="TextObject">Exibe um prompt de informação, com a mensagem $msg. $goto é a url a ser executada. $event é o evento a ser executado. $halt indica se o processamento deve ser interrompido.</text:p>
      <text:p text:style-name="TextClass">invokeHandler($module, $action)</text:p>
      <text:p text:style-name="TextObject">Executa o handler indicado por $action, no módulo $module.</text:p>
      <text:p text:style-name="P8">logError($error, $conf = 'miolo')</text:p>
      <text:p text:style-name="TextObject">Grava a mensagem $error no arquivo de log de erros.</text:p>
      <text:p text:style-name="P7">logMessage($msg)</text:p>
      <text:p text:style-name="TextObject">Grava a mensagem $msg no arquivo de log de mensagens.</text:p>
      <text:p text:style-name="TextClass">logSQL($sql, $force = false, $conf = '?')</text:p>
      <text:p text:style-name="TextObject">Grava o comando $sql <text:s/>no arquivo de log de SQL.</text:p>
      <text:p text:style-name="TextClass">prompt($prompt, $halt = true)</text:p>
      <text:p text:style-name="TextObject">Exibe um prompt indicado pelo objeto Mprompt. $halt indica se o processamento deve ser interrompido.</text:p>
      <text:p text:style-name="TextClass">question($msg, $gotoYes = '', $gotoNo = '', $eventYes = '', $eventNo = '', $halt = true)</text:p>
      <text:p text:style-name="TextObject">Exibe um prompt de interrogação, com a mensagem $msg. $gotoYes e $gotoNo são urls a serem executadas de acordo com a escolha do usuário.$eventYes e $eventNo são eventos. $halt indica se o processamento deve ser interrompido..</text:p>
      <text:p text:style-name="TextClass">setConf($key, $value)</text:p>
      <text:p text:style-name="TextObject">Modifica o valor de uma chave do arquivo de configuração (miolo.conf ou module.conf).</text:p>
      <text:p text:style-name="P7">setLog($logname)</text:p>
      <text:p text:style-name="TextObject">Define o nome do arquivo de log.</text:p>
      <text:p text:style-name="TextClass">trace($msg, $file = false, $line = 0)</text:p>
      <text:p text:style-name="TextObject">Envia uma mensagem $msg para o mecanismo de trace, definido em miolo.conf.</text:p>
      <text:p text:style-name="P7">traceDump()</text:p>
      <text:p text:style-name="TextObject">Executa um dump das informações de trace.</text:p>
      <text:p text:style-name="TextClass">uses( $name, $module = NULL )</text:p>
      <text:p text:style-name="TextObject">Inclui o arquivo indicado por $name. $module pode ser usado se o arquivo estiver dentro de um módulo.</text:p>
      <text:p text:style-name="TextClass">usesBusiness($module, $name = 'main')</text:p>
      <text:p text:style-name="TextObject">Inclui o arquivo de classe de negócio indicado por $name do módulo $module.</text:p>
      <text:p text:style-name="Heading_20_2">Business</text:p>
      <text:p text:style-name="Heading_20_3">MBusiness</text:p>
      <text:p text:style-name="TextObject">Os objetos Mbusiness, que representam os objetos da camada de domínio da aplicação (objetos de negócio), são instanciados através da chamada MIOLO-&gt;getBusiness($module, $name, $data).</text:p>
      <text:p text:style-name="P7">beginTransaction()</text:p>
      <text:p text:style-name="TextObject">Inicia o estado de transação.</text:p>
      <text:p text:style-name="P7">checkError()</text:p>
      <text:p text:style-name="TextObject">Retorna true se houver registro de erros associado ao objeto.</text:p>
      <text:p text:style-name="P7">endTransaction()</text:p>
      <text:p text:style-name="TextObject">Finaliza uma transação, com commit ou rollback, dependendo se houver erros associados ao objeto ou não.</text:p>
      <text:p text:style-name="TextClass">execute($sql, $parameters = NULL)</text:p>
      <text:p text:style-name="TextObject">Executa o comando DML representado pelo objeto $sql. $parameters são os parâmetros necessários à execução.</text:p>
      <text:p text:style-name="P7">executeBatch($cmds)</text:p>
      <text:p text:style-name="TextObject">Executa um conjunto de comandos (script). $cmds é um array de objetos MSQL com os comandos a serem executados. Executa os comandos dentro de uma transação.</text:p>
      <text:p text:style-name="TextClass">getBusiness($module, $name = 'main', $data = NULL)</text:p>
      <text:p text:style-name="TextObject">Retorna uma instância de um objeto de domínio.</text:p>
      <text:p text:style-name="TextClass">getById($data=NULL)</text:p>
      <text:p text:style-name="TextObject">Implementação default do método getById que deve existir em todos os objetos Mbusiness.</text:p>
      <text:p text:style-name="P7">getData()</text:p>
      <text:p text:style-name="TextObject">Implementação default do método getData, que retorna um objeto cujos atributos são os atributos do objeto de domínio.</text:p>
      <text:p text:style-name="P7">getDatabase($database = NULL)</text:p>
      <text:p text:style-name="TextObject">Define uma conexão com o banco de dados indicado por $database (a definição deve existir nos arquivos de configuração).</text:p>
      <text:p text:style-name="P7">getDb()</text:p>
      <text:p text:style-name="TextObject">Retorna o objeto Mdatabase em uso pelo objeto.</text:p>
      <text:p text:style-name="P7">getErrors()</text:p>
      <text:p text:style-name="TextObject">Retorna um array com os erros associados ao objeto.</text:p>
      <text:p text:style-name="P7">getTransaction()</text:p>
      <text:p text:style-name="TextObject">Retorna o objeto Mtransaction associado ao objeto, se houver algum.</text:p>
      <text:p text:style-name="P7">log($operacao, $descricao)</text:p>
      <text:p text:style-name="TextObject">Registra uma mensagem no arquivo de log do MIOLO. $operação e $ descrição são strings dependentes da aplicação.</text:p>
      <text:p text:style-name="TextClass">query($sql, $parameters = NULL, $maxrows = 0)</text:p>
      <text:p text:style-name="TextObject">Retorna o objeto Mquery resultante da executação do comando $sql.</text:p>
      <text:p text:style-name="P7">setData($data = NULL)</text:p>
      <text:p text:style-name="TextObject">Implementação default do método setData, que permite transferir (copiar) os valores dos atributos do objeto $data para os atributos do objeto Mbusiness.</text:p>
      <text:p text:style-name="TextClass">setTransaction(MTransaction $transaction)</text:p>
      <text:p text:style-name="TextObject">Define o objeto Mtransaction como $transaction. É usado quando o objeto deve participar de uma transação que já está em andamento.</text:p>
      <text:p text:style-name="P3"><text:soft-page-break/>Database</text:p>
      <text:p text:style-name="Heading_20_3">MDatabase</text:p>
      <text:p text:style-name="TextObject">Representa uma conexão com o banco de dados, é instanciado através da chamada MIOLO-&gt;getDatabase($database), onde $database é a string de definição dos parâmetros de conexão estabelecidos nos arquivos de configuração. Os comandos SQL são representados por objetos MSQL.</text:p>
      <text:p text:style-name="P7">count($sql)</text:p>
      <text:p text:style-name="TextObject">Retorna o número de registros a partir do comando $sql.</text:p>
      <text:p text:style-name="P7">execute($sql)</text:p>
      <text:p text:style-name="TextObject">Executa o comando DML $sql.</text:p>
      <text:p text:style-name="TextClass">executeBatch($sql_array)</text:p>
      <text:p text:style-name="TextObject">Executa a sequencia de comandos DML definida pelo array $sql_array. Cada elemento do array é um objeto MSQL.</text:p>
      <text:p text:style-name="P7">getErrors()</text:p>
      <text:p text:style-name="TextObject">Retorna a lista de erros associados à conexão, se houver algum.</text:p>
      <text:p text:style-name="TextClass">getNewId($sequence = 'admin', $tableGenerator = 'miolo_sequence')</text:p>
      <text:p text:style-name="TextObject">Retorna o próximo valor da seqüência $sequence. $tablegenerator é usado em SGBD que não possuem comandos para seqüências, sendo estas definidas a partir de tabelas específicas criadas com esta finalidade.</text:p>
      <text:p text:style-name="TextClass">getQuery($sql, $maxrows = 0)</text:p>
      <text:p text:style-name="TextObject">Executa o comando $sql e retorna o objeto Mquery associado à consulta.</text:p>
      <text:p text:style-name="Heading_20_3">MQuery</text:p>
      <text:p text:style-name="TextObject">Os objetos Mquery representam os resultados de uma consulta feito ao banco de dados. Estes dados estão representados em um array bidimensional, chamado resultset, onde as linhas representam os registros e as colunas representam os campos.</text:p>
      <text:p text:style-name="P7">result</text:p>
      <text:p text:style-name="TextObject">Array bidimensional que representa o resultset.</text:p>
      <text:p text:style-name="TextClass">chunkResult($key = 0, $value = 1, $showKeyValue = false)</text:p>
      <text:p text:style-name="TextObject">Condensa as várias colunas de um dataset em um único array associativo, onde o índice do array é definido pelos valores da coluna $key, e o valor de cada elemento do array é definido pela coluna $value. $showKeyValue indica se o valor do índice deve ser concatenado na valor final.</text:p>
      <text:p text:style-name="TextClass">chunkResultMany($key, $values, $type = 'S', $separator = '')</text:p>
      <text:p text:style-name="TextObject">Condensa as várias colunas de um dataset em um único array associativo, onde o índice do array é definido pelos valores da coluna $key, e o valor de cada elemento do array é definido pela concatenação dos valores das colunas $values. $type indica como será a concatenação: ‘S’ - os valores são concatenados com strings; ‘A’ – os valores são colocados em um array. $separator é usado no caso de concatenação de strings, para indicar o caracter separador.</text:p>
      <text:p text:style-name="P7">eof()</text:p>
      <text:p text:style-name="TextObject">Retorna true se é feita uma tentativa de acesso a um registro posterior ao último.</text:p>
      <text:p text:style-name="P7">fields($fieldName)</text:p>
      <text:p text:style-name="TextObject">Retorna o valor do campo $fieldname no registro corrente.</text:p>
      <text:p text:style-name="P7">getColumnCount()</text:p>
      <text:p text:style-name="TextObject">Retorna a quantidade de colunas do dataset.</text:p>
      <text:p text:style-name="P7">getColumnName($colNumber)</text:p>
      <text:p text:style-name="TextObject">Retorna o nome da coluna na posição $colNumber.</text:p>
      <text:p text:style-name="P7">getColumnNames()</text:p>
      <text:p text:style-name="TextObject">Retorna um array com os nomes de todas as colunas.</text:p>
      <text:p text:style-name="P7">getColumnNumber($colName)</text:p>
      <text:p text:style-name="TextObject">Retorna o número da coluna que tem o nome $colName.</text:p>
      <text:p text:style-name="P7">getCSV($filename = '')</text:p>
      <text:p text:style-name="TextObject">Gera um arquivo $filename com a representaçao CSV do resultset.</text:p>
      <text:p text:style-name="P7">getFieldValues()</text:p>
      <text:p text:style-name="TextObject">Retorna um array associativo com os valores dos campos no registro corrente. Os índices são os nomes dos campos.</text:p>
      <text:p text:style-name="P7">getRowCount()</text:p>
      <text:p text:style-name="TextObject">Retorna o número de linhas no dataset.</text:p>
      <text:p text:style-name="P7">getRowObject()</text:p>
      <text:p text:style-name="TextObject">Obtém um objeto cujos atributos têm como nome os nomes das colunas do dataset e com valores correspondentes aos campos no registro corrente.</text:p>
      <text:p text:style-name="P7">getRowValues()</text:p>
      <text:p text:style-name="TextObject">Retorna um array com os valores dos campos no registro corrente. Os índices são as posições de cada coluna (iniciando em 0).</text:p>
      <text:p text:style-name="P7">getValue($colName)</text:p>
      <text:p text:style-name="TextObject">Retorna o valor do campo $colName no registro corrente.</text:p>
      <text:p text:style-name="TextClass">treeResult($group, $node)</text:p>
      <text:p text:style-name="TextObject">Cria uma estrutura de árvore baseada em arrays com os valores do dataset. $group é uma string com a lista de campos que serão agrupados (ex. ‘1,2’) e $node é uma lista de campos que serão concatenados em cada nó da árvore (ex. ‘3,4’).</text:p>
      <text:p text:style-name="P5">MSQL</text:p>
      <text:p text:style-name="TextObject">Os objetos MSQL representam um comando SQL a ser executado.</text:p>
      <text:p text:style-name="TextClass">__construct($columns = '', $tables = '', $where = '', $orderBy = '', $groupBy = '', $having = '', $forUpdate = false)</text:p>
      <text:p text:style-name="TextObject">Instancia um objeto MSQL. $columns é a lista de colunas, $tables é a lista de tabelas, $where é a condição de pesquisa da cláula WHERE, $orderBy é o conteúdo da cláusula ORDER BY, $having é a condição da cláusula HAVING e $forUpdate indica se o comando SELECT terá a cláusula FOR UPDATE (usada em locks de registros).</text:p>
      <text:p text:style-name="P7">setParameters($arg, …)</text:p>
      <text:p text:style-name="TextObject">Define os valores para os parâmetros. O argumento para o método pode ser um único valor ou uma lista de valores.</text:p>
      <text:p text:style-name="P7">setRange($arg, …)</text:p>
      <text:p text:style-name="TextObject">Associa um objeto MqueryRange ao comando. O argumento para o método pode ser um objeto MqueryRange já criado, ou dois parâmetros (número da página a ser acessada e a quantidade de linhas por página) que serão usados para criar um objeto MqueryRange.</text:p>
      <text:p text:style-name="P4">Forms</text:p>
      <text:p text:style-name="Heading_20_3">MCompoundForm</text:p>
      <text:p text:style-name="P7">_form = array()</text:p>
      <text:p text:style-name="TextObject">Array com os formulários a serem exibidos na área ‘form’ do formulário.</text:p>
      <text:p text:style-name="P7">_info = array()</text:p>
      <text:p text:style-name="TextObject">Array com os controles a serem exibidos na área ‘info’ do formulário.</text:p>
      <text:p text:style-name="P7">_panel = array()</text:p>
      <text:p text:style-name="TextObject">Array com os controles MactionPanel a serem exibidos na área ‘panel’ do formulário.</text:p>
      <text:p text:style-name="Heading_20_3">MForm</text:p>
      <text:p text:style-name="TextClass">__construct($title='',$action='',$close='',$icon='')</text:p>
      <text:p text:style-name="TextObject">Constructor. $title é o título da janela do formulário, $action é a url a ser chamada no post, $close é a url para o ícone de fechar do formulário, $icon é a url da imagem para o ícone da janela. </text:p>
      <text:p text:style-name="P7">addButton($btn)</text:p>
      <text:p text:style-name="TextObject">Insere um controle Mbutton no formulário.</text:p>
      <text:p text:style-name="P7">addError($err)</text:p>
      <text:p text:style-name="TextObject">Insere uma mensagem na lista de erros.</text:p>
      <text:p text:style-name="TextClass">addField($field,$hint=false)</text:p>
      <text:p text:style-name="TextObject">Insere o controle $field na lista de campos do formulário.</text:p>
      <text:p text:style-name="P7">addFields($fields)</text:p>
      <text:p text:style-name="TextObject">Insere os campos do array $fields na lista de campos do formulário.</text:p>
      <text:p text:style-name="P7">addInfo($info)</text:p>
      <text:p text:style-name="TextObject">Insere a string $info na lista de informações.</text:p>
      <text:p text:style-name="P7">addJsCode($jscode)</text:p>
      <text:p text:style-name="TextObject">Insere o código javascript na página do formulário.</text:p>
      <text:p text:style-name="P7">addValidator($validator)</text:p>
      <text:p text:style-name="TextObject">Insere um controle Mvalidator no formulário.</text:p>
      <text:p text:style-name="P7">clearButtons()</text:p>
      <text:p text:style-name="TextObject">Remove todos os botões do formulário.</text:p>
      <text:p text:style-name="P7">clearFields()</text:p>
      <text:p text:style-name="TextObject">Remove todos os campos do formulário.</text:p>
      <text:p text:style-name="P7">createFields()</text:p>
      <text:p text:style-name="TextObject">Método a ser sobreposto pelos formulários, com o objetivo de delimitar a criação de campos.</text:p>
      <text:p text:style-name="P7">getButton($name)</text:p>
      <text:p text:style-name="TextObject">Obtém o objeto Mbutton com nome $name.</text:p>
      <text:p text:style-name="P7">getData()</text:p>
      <text:p text:style-name="TextObject">Obtém um objeto com propriedades cujos nomes são os nomes dos campos do formulário e com os valores que foram submetidos em cada campo.</text:p>
      <text:p text:style-name="P7">getField($name)</text:p>
      <text:p text:style-name="TextObject">Obtem o controle cujo com nome $name.</text:p>
      <text:p text:style-name="TextClass">getFieldAttr($name,$attr, $index=NULL)</text:p>
      <text:p text:style-name="TextObject">Obtém o valor do atributo $attr do campo $name. $index é usado se o controle for indexado.</text:p>
      <text:p text:style-name="P7">getFieldList()</text:p>
      <text:p text:style-name="TextObject">Obtém um array de controles, com os campos do formulário.</text:p>
      <text:p text:style-name="TextClass">getFieldValue($name,$value=false)</text:p>
      <text:p text:style-name="TextObject">Obtém o valor do campo $name.</text:p>
      <text:p text:style-name="TextClass">getFormValue($name,$value=NULL)</text:p>
      <text:p text:style-name="TextObject">Obtém o valor postado no controle $name.</text:p>
      <text:p text:style-name="P7">getPage()</text:p>
      <text:p text:style-name="TextObject">Obtém uma refer~encia para o objeto MPage.</text:p>
      <text:p text:style-name="P7">hasErrors()</text:p>
      <text:p text:style-name="TextObject">Retorna true se o formulário tem erros (inseridos por addError).</text:p>
      <text:p text:style-name="P7">hasInfos()</text:p>
      <text:p text:style-name="TextObject">Retorna true se o formulário tem informações (inseridas por addInfo).</text:p>
      <text:p text:style-name="P7">isSubmitted()</text:p>
      <text:p text:style-name="TextObject">Indica se o formulário foi submetido (postado) ou se está sendo chamado pela primeira vez.</text:p>
      <text:p text:style-name="P7">onSubmit($jscode)</text:p>
      <text:p text:style-name="TextObject">Define um código javascript para o evento onSubmit da página.</text:p>
      <text:p text:style-name="P7">setAction($action)</text:p>
      <text:p text:style-name="TextObject">Define uma url para a ação do formulário.</text:p>
      <text:p text:style-name="TextClass">setButtonAttr($name,$attr,$value)</text:p>
      <text:p text:style-name="TextObject">Define o valor $value para o atributo $attr do botão $name.</text:p>
      <text:p text:style-name="TextClass">setButtonLabel( $index, $label )</text:p>
      <text:p text:style-name="TextObject"><text:soft-page-break/>Define o label para o botão que está no índice $index da lista de botões.</text:p>
      <text:p text:style-name="P7">setButtons($btn)</text:p>
      <text:p text:style-name="TextObject">Define os botões do formulário através do array $btn.</text:p>
      <text:p text:style-name="P7">setClose($action)</text:p>
      <text:p text:style-name="TextObject">Define a url a ser executada se o formulário for fechado.</text:p>
      <text:p text:style-name="P7">setData($data)</text:p>
      <text:p text:style-name="TextObject">Transefere os valores dos atributos do objeto $data para os campos do formulário que tiverem o mesmo nome.</text:p>
      <text:p text:style-name="TextClass">setFieldAttr($name,$attr,$value)</text:p>
      <text:p text:style-name="TextObject">Define o valor $value para o atributo $attr do campo $name.</text:p>
      <text:p text:style-name="P7">setFields(&amp;$fields)</text:p>
      <text:p text:style-name="TextObject">Define os campos do formulário através do array $fields.</text:p>
      <text:p text:style-name="TextClass">setFieldValidator($name,$value)</text:p>
      <text:p text:style-name="TextObject">Define o validator $value para o campo $name.</text:p>
      <text:p text:style-name="TextClass">setFieldValue($name,$value)</text:p>
      <text:p text:style-name="TextObject">Atribui o valor $value ao campo $name.</text:p>
      <text:p text:style-name="TextClass">setFormValue($name,$value)</text:p>
      <text:p text:style-name="TextObject">Atribui o valor $value ao campo $name.</text:p>
      <text:p text:style-name="P7">setIcon($icon)</text:p>
      <text:p text:style-name="TextObject">Define a url para a imagem do ícone.</text:p>
      <text:p text:style-name="P7">setLabelWidth($width)</text:p>
      <text:p text:style-name="TextObject">Define a largura (em pixels ou percentual) para os labels dos campos.</text:p>
      <text:p text:style-name="P7">setShowHints( $state )</text:p>
      <text:p text:style-name="TextObject">Define se os hints serão exibidos ou não.</text:p>
      <text:p text:style-name="P7">setTitle($title)</text:p>
      <text:p text:style-name="TextObject">Define o título do formulário. Para remover a barra de título usa-se $title=NULL.</text:p>
      <text:p text:style-name="P7">setValidators($validators)</text:p>
      <text:p text:style-name="TextObject">Define os validators do formulário com base no array $validators.</text:p>
      <text:p text:style-name="TextClass">validate( $required, $assert=true )</text:p>
      <text:p text:style-name="TextObject">Valida os dados do formulário com base nos nomes de campos no array $required. Retorna true se todas os campos foram preenchidos e false se algum campo está vazio.</text:p>
      <text:p text:style-name="TextClass">validateAll( $assert=true )</text:p>
      <text:p text:style-name="TextObject">Verifica se todos os campos do formulário estão preenchidos.</text:p>
      <text:p text:style-name="P4">Grids</text:p>
      <text:p text:style-name="Heading_20_3">MGrid</text:p>
      <text:p text:style-name="TextObject">O controle Mgrid permite a exibição, navegação (paginação), filtragem, seleção e ordenação de dados de um array bidimensional.</text:p>
      <text:p text:style-name="P7">selecteds = array()</text:p>
      <text:p text:style-name="TextObject">Array com os índices de todas as linhas que tenham o controle de seleção marcado, na página atual.</text:p>
      <text:p text:style-name="P7">allSelecteds = array</text:p>
      <text:p text:style-name="TextObject">Array com os índices de todas as linhas que tenham o controle de seleção marcado, em todas as páginas (allSelecteds[page] = array de índices).</text:p>
      <text:p text:style-name="TextClass">__construct($data, $columns, $href, $pageLength = 15, $index = 0, $name = '', $useSelecteds = true)</text:p>
      <text:p text:style-name="TextObject">Instancia um objeto Mgrid. $data é um array bidimensional com os dados a serem exibidos, $columns é um array com os objetos MgridColumn definindo as colunas, $href é a url onde o grid está sendo exibido, $pageLength define a quantidade de linha por página (0 exibe todas as linhas), $name é o identificador do controle (necessário quando existem dois grids no mesmo formulário), $useSelecteds define se a seleção de linhas será mantida em sessão.</text:p>
      <text:p text:style-name="P7">addActionDelete($href)</text:p>
      <text:p text:style-name="TextObject">Adiciona uma ação de remoção para a coluna de ações. $href é a url a ser chamada.</text:p>
      <text:p text:style-name="TextClass">addActionIcon($alt, $icon, $href)</text:p>
      <text:p text:style-name="TextObject">Adiciona uma ação na coluna de ações. $alt é o hint para o ícone, $icon é o nome do arquivo de imagem, $href é a url a ser chamada.</text:p>
      <text:p text:style-name="P7">addActionSelect()</text:p>
      <text:p text:style-name="TextObject">Adiciona uma coluna com checkbox para seleção de linhas,</text:p>
      <text:p text:style-name="TextClass">addActionText($alt, $text, $href)</text:p>
      <text:p text:style-name="TextObject">Adiciona uma ação na coluna de ações. $alt é um hint para o texto, $text é o texto a ser exibido no link, $href é a url a ser chamada.</text:p>
      <text:p text:style-name="P7">addActionUpdate($href)</text:p>
      <text:p text:style-name="TextObject">Adiciona uma ação de edição para a coluna de ações. $href é a url a ser chamada.</text:p>
      <text:p text:style-name="P7">addError($err)</text:p>
      <text:p text:style-name="TextObject">Adiciona a mensagem $err no array de erros do grid.</text:p>
      <text:p text:style-name="TextClass">addFilterControl($index, $control, $type = 'text')</text:p>
      <text:p text:style-name="TextObject">Adiciona um controle (MtextField ou Mselection) na área de filtros do grid. $index é a posição do controle (0-based), $control é o objeto, $type é o tipo de controle (‘text’ ou ‘selection’).</text:p>
      <text:p text:style-name="TextClass">addFilterSelection($index, $label, $options, $value = '')</text:p>
      <text:p text:style-name="TextObject">Adiciona um controle Mselection na área de filtros do grid. $index é a posição do controle (0-based), $label é o caption, $options é o array de opções, $value é o valor default para o filtro.</text:p>
      <text:p text:style-name="TextClass">addFilterText($index, $label, $value = '')</text:p>
      <text:p text:style-name="TextObject">Adiciona um controle MTextField na área de filtros do grid. $index é a posição do controle (0-based), $label é o caption, $value é o valor default para o filtro.</text:p>
      <text:p text:style-name="P7">generateEmptyMsg()</text:p>
      <text:p text:style-name="TextObject">Gera um controle Mdiv para a indicar que não existem dados a serem exibidos.</text:p>
      <text:p text:style-name="P7">generateFilter()</text:p>
      <text:p text:style-name="TextObject">Gera um controle Mdiv para a área de filtros do grid.</text:p>
      <text:p text:style-name="P7">generateFooter()</text:p>
      <text:p text:style-name="TextObject">Gera um controle Mdiv para a área de rodapé do grid.</text:p>
      <text:p text:style-name="P7">generateHeader()</text:p>
      <text:p text:style-name="TextObject">Gera um controle Mdiv para a área de cabeçalho do grid.</text:p>
      <text:p text:style-name="P7">generateNavigationFooter()</text:p>
      <text:p text:style-name="TextObject">Gera um controle Mdiv para a área de navegação no rodapé do grid.</text:p>
      <text:p text:style-name="P7">generateNavigationHeader()</text:p>
      <text:p text:style-name="TextObject">Gera um controle Mdiv para a área de navegação no cabeçalho do grid.</text:p>
      <text:p text:style-name="P7">getData()</text:p>
      <text:p text:style-name="TextObject">Retorna o array de dados.</text:p>
      <text:p text:style-name="TextClass">getDataValue($row, $col)</text:p>
      <text:p text:style-name="TextObject">Retorna o valor do array na linha $row, coluna $col.</text:p>
      <text:p text:style-name="P7">getFilter()</text:p>
      <text:p text:style-name="TextObject">Retorna true/false indicando se a área de filtros está sendo exibida ou não.</text:p>
      <text:p text:style-name="P7">getFilterControl($index)</text:p>
      <text:p text:style-name="TextObject">Retorna o controle de filtro na posição $index.</text:p>
      <text:p text:style-name="P7">getFiltered()</text:p>
      <text:p text:style-name="TextObject">Retorna true/false indicando se os dados exibidos estão filtrados ou não.</text:p>
      <text:p text:style-name="P7">getFilterValue($index)</text:p>
      <text:p text:style-name="TextObject">Retorna o valor do controle de filtro na posição $index.</text:p>
      <text:p text:style-name="P7">getPageLength()</text:p>
      <text:p text:style-name="TextObject">Retorna o número de linhas máximo a ser exibido.</text:p>
      <text:p text:style-name="P7">getPageNumber()</text:p>
      <text:p text:style-name="TextObject">Retorna o número da página que está sendo exibida.</text:p>
      <text:p text:style-name="P7">hasErrors()</text:p>
      <text:p text:style-name="TextObject">Indica se há erros associados ao grid.</text:p>
      <text:p text:style-name="P7">setClose($action)</text:p>
      <text:p text:style-name="TextObject">Define a url a ser chamada quando o grid for fechado.</text:p>
      <text:p text:style-name="TextClass">setColumnAttr($col, $attr, $value)</text:p>
      <text:p text:style-name="TextObject">Permite definir ou alterar um atributo de uma coluna. $col é a posição da coluna no array de colunas, $attr é o nome do atributo e $value o valor a ser atribuído.</text:p>
      <text:p text:style-name="P7">setColumns($columns)</text:p>
      <text:p text:style-name="TextObject">Define as colunas do grid. $columns é um array de objetos MgridColumn.</text:p>
      <text:p text:style-name="P7">setControls($controls)</text:p>
      <text:p text:style-name="TextObject">Define os controles a serem exibidos na área de controles. $controls é um array de controles.</text:p>
      <text:p text:style-name="P7">setData($data)</text:p>
      <text:p text:style-name="TextObject">Define o array de dados.</text:p>
      <text:p text:style-name="P7">setFilter($status)</text:p>
      <text:p text:style-name="TextObject">Define se a área de filtro deve ser exibida ou não.</text:p>
      <text:p text:style-name="P7">setFooter($footer)</text:p>
      <text:p text:style-name="TextObject">Define o conteúdo da área de rodapé.</text:p>
      <text:p text:style-name="P7">setIndex($index)</text:p>
      <text:p text:style-name="TextObject">Define a posição da coluna que servirá de índice para o grid. Usado com o padrão ‘$id’ na url das ações.</text:p>
      <text:p text:style-name="P7">setLinkType($linktype)</text:p>
      <text:p text:style-name="TextObject">Define o comportamento dos links do formulário (‘hyperlink’ – método GET; ‘linkbutton’ – método POST).</text:p>
      <text:p text:style-name="P7">setPageLength($pageLength)</text:p>
      <text:p text:style-name="TextObject">Define o número máximo de linhas por página. Para exibir todas as linhas, $pageLength deve ser definido em zero.</text:p>
      <text:p text:style-name="TextClass">setRowMethod($class, $method)</text:p>
      <text:p text:style-name="TextObject">Define um método a ser chamado antes de renderizar cada linha do grid, permitindo fazer ajustes na exibição. $class define a classe e $method é o nome do método.</text:p>
      <text:p text:style-name="TextClass">setTitle($title)</text:p>
      <text:p text:style-name="P12">Define o caption do grid.</text:p>
      <text:p text:style-name="TextClass">setWidth($width)</text:p>
      <text:p text:style-name="P12">Define a largura do grid.</text:p>
      <text:p text:style-name="Heading_20_3">MDataGrid</text:p>
      <text:p text:style-name="TextObject">O controle MDataGrid permite a exibição, navegação (paginação), filtragem, seleção e ordenação dos dados resultantes da execução de uma query (resultset).</text:p>
      <text:p text:style-name="TextClass">__construct($query, $columns, $href, $pageLength = 15, $index = 0, $name = '', $useSelecteds = true)</text:p>
      <text:p text:style-name="TextObject">Instancia um objeto MDataGrid. $query é um objeto Mquery, representando uma consulta que foi executada no banco de dados, $columns é um array com os objetos MDataGridColumn definindo as colunas, $href é a url onde o grid está sendo exibido, $pageLength define a quantidade de linha por página (0 exibe todas as linhas), $index define a coluna que será usada como índice do grid, $name é o identificador do controle (necessário quando existem dois grids no mesmo formulário), $useSelecteds define se a seleção de linhas será mantida em sessão.</text:p>
      <text:p text:style-name="Heading_20_3"><text:soft-page-break/>MObjectGrid</text:p>
      <text:p text:style-name="TextObject">O controle MObjectGrid permite a exibição, navegação (paginação), filtragem, seleção e ordenação dos dados provenientes de atributos de objetos que estão agrupados em um array.</text:p>
      <text:p text:style-name="TextClass">__construct($array, $columns, $href, $pagelength = 15, $index = 0)</text:p>
      <text:p text:style-name="TextObject">Instancia um objeto MObjectGrid. $array é um array com os objetos que serão exibidos, $columns é um array com os objetos MObjectGridColumn definindo as colunas, $href é a url onde o grid está sendo exibido, $pageLength define a quantidade de linhas por página (0 exibe todas as linhas), $index define a coluna que será usada como índice do grid.</text:p>
      <text:p text:style-name="Heading_20_3">Colunas</text:p>
      <text:p text:style-name="TextClass">MDataGridColumn($field, $title = '', $align = 'left', $nowrap = false, $width = 0, $visible = true, $options = null, $order = false, $filter = false)</text:p>
      <text:p text:style-name="TextObject">Instancia uma coluna do datagrid. $field é o nome do campo relativo à query, $title é o título da coluna, $align define o alinhamento (‘left’,’center’ ou ‘right’), $nowrap define se o conteúdo da célula pode ser quebrado, $width define a largura da coluna, $visible define se a coluna será exibida ou não, $options define um array em que o valor da coluna é usado como índice, $order define se o grid pode ser ordenado por esta coluna, $filter define se o grid pode ser filtrado por esta coluna.</text:p>
      <text:p text:style-name="TextClass">MDataGridControlt($control, $field, $title = '', $alinhamento = null, $nowrap = false, $width = 0, $visible = true)</text:p>
      <text:p text:style-name="TextObject">Instancia uma coluna do datagrid, cujos valores serão exibidos como controles. $control é o controle que serve de base para a exibição; em cada linha, o valor do controle recebe o valor da coluna naquela linha. $field é o nome do campo relativo à query, $title é o título da coluna, $align define o alinhamento (‘left’,’center’ ou ‘right’), $nowrap define se o conteúdo da célula pode ser quebrado, $width define a largura da coluna, $visible define se a coluna será exibida ou não.</text:p>
      <text:p text:style-name="TextClass">MGridHyperlink($field, $title = '', $href, $width = 0, $visible = true, $options = null, $order = false, $filter = false)</text:p>
      <text:p text:style-name="P15">Instancia uma coluna do datagrid, cujos valores serão exibidos como links. $field é o nome do campo relativo à query, $title é o título da coluna, $href é a url base para o link das céludas (o padrão #?# é substituído pelo valor da coluna), $width define a largura da coluna, $visible define se a coluna será exibida ou não, $options define um array em que o valor da coluna é usado como índice, $order define se o grid pode ser ordenado por esta coluna, $filter define se o grid pode ser filtrado por esta coluna. </text:p>
      <text:p text:style-name="Heading_20_2">Persistência</text:p>
      <text:p text:style-name="P5">Criteria</text:p>
      <text:p text:style-name="P7">retrieveAsQuery($parameters=null)</text:p>
      <text:p text:style-name="TextObject">Retorna um objeto MQuery como resultado da consulta.</text:p>
      <text:p text:style-name="TextClass">retrieveAsCursor($parameters=null)</text:p>
      <text:p text:style-name="TextObject">Retorna um objeto Cursor (um array de objetos) como resultado da consulta.</text:p>
      <text:p text:style-name="P9">Métodos para definição do critério</text:p>
      <text:p text:style-name="TextObject">Para melhor compreensão do processo de definição de um critério, os seguintes conceitos devem ser compreendidos:</text:p>
      <text:p text:style-name="TextObject">- classe base: a classe usada como base para a consulta</text:p>
      <text:p text:style-name="TextObject">- attributo: é um atributo/propriedade de uma classe persistente. Pode ser definido simplesmente através do nome do atributo, ou através do caminho (path) do atributo através das associações da classe</text:p>
      <text:p text:style-name="TextObject">- operando: é um valor usado em um critério. Pode ser um atributo, uma constante, uma função ou um subcriteria (um objeto RetrieveCriteria)</text:p>
      <text:p text:style-name="TextObject">- operador: define qual a operação usada no critério. As seguintes operações estão definidas: =, &lt;&gt;, &gt;, &lt;, &gt;=, &lt;=, LIKE, IN</text:p>
      <text:p text:style-name="TextObject">- associação: é o nome de uma associação definida para a classe base do critério. O nome da associação é definido no atributo &lt;target&gt; do mapeamento da associação.</text:p>
      <text:p text:style-name="TextObject">- alias: nome usado como sinônimo de uma tabela do esquema relacional.</text:p>
      <text:p text:style-name="TextClass">addColumnAttribute($attribute, $alias=’’)</text:p>
      <text:p text:style-name="TextObject">Acrescenta um campo a ser recuperado na consulta. Se não for definido nenhum campo desta forma, todos os atributos da classe base serão retornados. O parâmetro $alias permite definir um alias para a coluna, no comando SQL a ser gerado.</text:p>
      <text:p text:style-name="TextClass">addCriteria($op1, $operator, $op2)</text:p>
      <text:p text:style-name="TextObject">Acrescenta uma operação a ser executada no critério. $op1 e $op2 são operandos, e $operator define a operação. Se outras operações já tiverem sido definidas, é usado o operador AND.</text:p>
      <text:p text:style-name="TextClass">addGroupAttribute($attribute)</text:p>
      <text:p text:style-name="TextObject">Define o atributo a ser usado na cláusula GROUP BY.</text:p>
      <text:p text:style-name="TextClass">addHavingCriteria($op1, $operator, $op2)</text:p>
      <text:p text:style-name="TextObject">Define a operação a ser usada na cláusula HAVING. Se outras operações já tiverem sido definidas, é usado o operador AND.</text:p>
      <text:p text:style-name="P9">addJoinCriteria($criteria)</text:p>
      <text:p text:style-name="TextObject">Define uma operação de JOIN entre duas classes. A operação de join é realizada definindo-se dois critérios e associando um com o outro através deste método.</text:p>
      <text:p text:style-name="TextClass">addOrCriteria($op1, $operator, $op2)</text:p>
      <text:p text:style-name="TextObject">Acrescenta uma operação a ser executada no critério. $op1 e $op2 são operandos, e $operator define a operação. Se outras operações já tiverem sido definidas, é usado o operador OR.</text:p>
      <text:p text:style-name="TextClass">addOrderAttribute($attribute, $ascend=true)</text:p>
      <text:p text:style-name="TextObject">Define o atributo a ser usado na cláusula ORDER BY, e a direção da ordenação (ascendente ou descendente).</text:p>
      <text:p text:style-name="TextClass">addOrHavingCriteria($op1, $operator, $op2)</text:p>
      <text:p text:style-name="TextObject">Define a operação a ser usada na cláusula HAVING. Se outras operações já tiverem sido definidas, é usado o operador OR.</text:p>
      <text:p text:style-name="TextClass">getCriteria($op1, $operator, $op2)</text:p>
      <text:p text:style-name="TextObject">Retorna um objeto BaseCriteria, que pode ser anexado a um objeto CriteriaCondition, para criação de filtros compostos.</text:p>
      <text:p text:style-name="P9">setAlias($alias, $classMap=NULL)</text:p>
      <text:p text:style-name="TextObject">Define um alias para a classe definida por $classMap. Se $classMap=NULL, o alias é definido para a classe base.</text:p>
      <text:p text:style-name="P9">setAssociationAlias($associationName,$alias)</text:p>
      <text:p text:style-name="TextObject">Define um alias para a associação $associationName. Este alias pode ser usado para referenciar atributos de outras classes.</text:p>
      <text:p text:style-name="TextClass">setAssociationType($associationName,$joinType)</text:p>
      <text:p text:style-name="TextObject">Define o tipo de join a ser feito em relação à associação. <text:span text:style-name="T2">$joinType pode ser ‘inner’,’left’,’right’. </text:span>O default, quando este método não é usado, é fazer um INNER JOIN com a associação.</text:p>
      <text:p text:style-name="P7">setAutoAssociationAlias($alias0, $alias1)</text:p>
      <text:p text:style-name="TextObject">Define os aliases a serem usados quando é necessário fazer um auto-relacionamento da classe.</text:p>
      <text:p text:style-name="TextClass">setDistinct($distinct=false)</text:p>
      <text:p text:style-name="TextObject">Define a flag DISTINCT da query.</text:p>
      <text:p text:style-name="P9">setReferenceAlias($alias)</text:p>
      <text:p text:style-name="TextObject">Define o alias a ser usado para que atributos em subqueries possam referenciar uma classe usada na query externa.</text:p>
      <text:p text:style-name="P6">PersistentObject</text:p>
      <text:p text:style-name="TextObject">Uma vez que a classe MBusiness herda da classe PersistentObject, todos os objetos de negócio são automaticamente persistentes, ou seja, podem usar os seguintes métodos de persistência.</text:p>
      <text:p text:style-name="P9">isPersistent()</text:p>
      <text:p text:style-name="TextObject">Retorna true/false dependendo se o objeto é persistente ou não. Um objeto é considerado persistente os valores de seus atributos foram obtidos do banco de dados através da camada de persistência. Os métodos de recuperação (retrieve) de objetos definem este valor como true. </text:p>
      <text:p text:style-name="TextClass">setPersistent($value)</text:p>
      <text:p text:style-name="TextObject">Força o status de um objeto como sendo persistente ou não. Um objeto persistente é salvo no banco de dados com um SQL UPDATE e um objeto não-persistente com um SQL INSERT.</text:p>
      <text:p text:style-name="P9">isProxy()</text:p>
      <text:p text:style-name="TextObject">Retorna true/false dependendo se o objeto é do tipo “proxy” ou não. Em um objeto do tipo proxy, apenas os atributos com proxy=true foram recuperados do banco de dados, ou seja, um objeto do tipo proxy não possui todos os seus atributos preenchidos.</text:p>
      <text:p text:style-name="TextClass">setProxy($value)</text:p>
      <text:p text:style-name="TextObject">Força o status de um objeto como proxy ou não.</text:p>
      <text:p text:style-name="P9">retrieve()</text:p>
      <text:p text:style-name="TextObject">Preenche os atributos do objeto, acessando o banco de dados e recuperando o(s) registro(s) necessário(s) com base no atributo chave do objeto. O atributo chave do objeto deve ser preenchido antes da execução do método. As associações podem ser automaticamente recuperadas, dependendo da configuração feita no mapeamento.</text:p>
      <text:p text:style-name="TextClass">retrieveFromQuery($query)</text:p>
      <text:p text:style-name="TextObject">Preenche os atributos do objeto, com os dados do primeiro registro do resultset da query $query. As associações são automaticamente recuperadas, dependendo da configuração feita no mapeamento.</text:p>
      <text:p text:style-name="P9">retrieveFromCriteria($criteria)</text:p>
      <text:p text:style-name="TextObject">Preenche os atributos do objeto, com os dados do primeiro registro do resultset da query executada através de $criteria. As associações são automaticamente recuperadas, dependendo da configuração feita no mapeamento.</text:p>
      <text:p text:style-name="TextClass">retrieveAssociation($target, $orderAttributes = null)</text:p>
      <text:p text:style-name="TextObject">Recupera os dados referentes a uma associação $target e preenche o atributo correspondente com o objeto (ou com um array de objetos). Usado quando a recuperação da associação não é automática.</text:p>
      <text:p text:style-name="P10">retrieveAssociationAsCursor($target, <text:s/>$orderAttributes = null)</text:p>
      <text:p text:style-name="TextObject">Recupera os dados referentes a associação $target e preenche o atributo correspondente com um objeto Cursor.</text:p>
      <text:p text:style-name="P9">retrieveAsProxy()</text:p>
      <text:p text:style-name="TextObject">Preenche os atributos do objeto, acessando o banco de dados e recuperando o(s) registro(s) necessário(s) com base no atributo chave do objeto. O atributo chave do objeto deve ser preenchido antes da execução do método. Somente são preenchidos os atributos que tenham a opção proxy=true na sua definição.</text:p>
      <text:p text:style-name="P9">getCriteria()</text:p>
      <text:p text:style-name="TextObject">Retorna um objeto do tipo RetrieveCriteria, usado para executar consultas customizadas no banco de dados.</text:p>
      <text:p text:style-name="P9">getDeleteCriteria()</text:p>
      <text:p text:style-name="TextObject"><text:soft-page-break/>Retorna um objeto do tipo DeleteCriteria, usado para executar um comando SQL DELETE no banco de dados.</text:p>
      <text:p text:style-name="P9">save()</text:p>
      <text:p text:style-name="TextObject">Armazena (persiste) um objeto no banco de dados. O armazenamento pode envolver uma ou mais inclusões ou atualizações, em uma ou mais tabelas do banco de dados. As associações podem ser automaticamente armazenadas, dependendo da configuração feita no mapeamento.</text:p>
      <text:p text:style-name="TextClass">saveAssociation($target)</text:p>
      <text:p text:style-name="TextObject">Persiste os dados referentes a associação $target, atualizando as tabelas e objetos envolvidos. Usado quando a persistência da associação não é automática.</text:p>
      <text:p text:style-name="P9">delete()</text:p>
      <text:p text:style-name="TextObject">Remove um objeto no banco de dados. A remoção pode envolver uma ou mais exclusões ou atualizações, em uma ou mais tabelas do banco de dados. As associações podem ser automaticamente removidas, dependendo da configuração feita no mapeamento.</text:p>
      <text:p text:style-name="TextClass">deleteAssociation($target, $object)</text:p>
      <text:p text:style-name="TextObject">Remove a associação $target do objeto $object com outro objeto. Isto implica na remoção da chave estrangeira nas relações 1:1 ou 1:N, ou do registro de ligação nas relações N:N.</text:p>
      <text:p text:style-name="Heading_20_2">Reports</text:p>
      <text:p text:style-name="Heading_20_3">MEzPDFReport</text:p>
      <text:p text:style-name="TextObject">Classe base para reports usado ezPDF.</text:p>
      <text:p text:style-name="TextClass">__construct($type = '2', $orientation = 'portrait')</text:p>
      <text:p text:style-name="TextObject">Instancia um objeto MEzPDFReport. </text:p>
      <text:p text:style-name="TextObject">$type : ‘1’ (objeto pdf = MCpdf) ou ‘2’ (objeto pdf = MCezPDF)</text:p>
      <text:p text:style-name="P13">$orientation : ‘portrait’ ou ‘landscape’</text:p>
      <text:p text:style-name="TextClass">getOutput()</text:p>
      <text:p text:style-name="TextObject">Obtém o texto pdf de saída.</text:p>
      <text:p text:style-name="TextClass">getPdf()</text:p>
      <text:p text:style-name="TextObject">Retorna o objeto pdf sendo usado no report.</text:p>
      <text:p text:style-name="TextClass">newPage()</text:p>
      <text:p text:style-name="TextObject">Começa uma nova página, posicionando o ponteiro no topo da nova página.</text:p>
      <text:p text:style-name="TextClass">setFont($font)</text:p>
      <text:p text:style-name="TextObject">$font : indica o arquivo de fonte a ser usada no report (ex. ‘Helvetica.afm’, ‘tahoma.afm’, ‘Courier.afm’)</text:p>
      <text:p text:style-name="TextClass">setOutput($value = '')</text:p>
      <text:p text:style-name="TextObject">$value : define o texto pdf de saída (ou o obtém do objeto pdf, se $value = ‘’).</text:p>
      <text:p text:style-name="TextClass">execute()</text:p>
      <text:p text:style-name="P15">Gera o arquivo pdf, salva em disco e redireciona para exibição no browser. </text:p>
      <text:p text:style-name="Heading_20_3">MPDFReport</text:p>
      <text:p text:style-name="TextObject">Classe para a criação de um report usando o layout de grid (tabela), usado principalmente para listagem de dados. Estende a classe MGrid.</text:p>
      <text:p text:style-name="TextClass">__construct($data, $columns, $pageLength=1, $index=0)</text:p>
      <text:p text:style-name="TextObject"><text:s/><text:span text:style-name="T1">Instancia um objeto MPDFReport.</text:span></text:p>
      <text:p text:style-name="TextObject"><text:s/><text:span text:style-name="T1">$data : matriz (linha x coluna) com os dados a serem impressos.</text:span></text:p>
      <text:p text:style-name="TextObject"><text:s/><text:span text:style-name="T1">$columns : array de objetos MPDFReportColumn, com as definições para cada coluna.</text:span></text:p>
      <text:p text:style-name="TextObject"><text:s/><text:span text:style-name="T1">$pagelength : tamanho da página, em linhas.</text:span></text:p>
      <text:p text:style-name="TextObject"><text:s/><text:span text:style-name="T1">$index : número da coluna que serve como índice dos dados.</text:span></text:p>
      <text:p text:style-name="TextClass">addColumn($column)</text:p>
      <text:p text:style-name="TextObject"><text:s/><text:span text:style-name="T1">Adiciona uma coluna ao report.</text:span></text:p>
      <text:p text:style-name="TextObject"><text:s/><text:span text:style-name="T3">$column : objeto MPDFReportColumn.</text:span></text:p>
      <text:p text:style-name="TextClass">clearPageBreak()</text:p>
      <text:p text:style-name="TextObject"><text:s/><text:span text:style-name="T1">Inibe a quebra de página.</text:span></text:p>
      <text:p text:style-name="TextClass">generateEmptyMsg()</text:p>
      <text:p text:style-name="TextObject"><text:s/><text:span text:style-name="T1">Gera mensagem para quando não houver dados a serem impressos. Pode ser sobreposta por um report específico.</text:span></text:p>
      <text:p text:style-name="TextClass">generateFooter()</text:p>
      <text:p text:style-name="TextObject"><text:s/><text:span text:style-name="T1">Gera o rodapé do report. Pode ser sobreposta por um report específico. Por default chama GeneratePageFooter e GenerateReportFooter.</text:span></text:p>
      <text:p text:style-name="TextClass">generateHeader()</text:p>
      <text:p text:style-name="TextObject"><text:s/><text:span text:style-name="T1">Gera o cabeçalho do report. Pode ser sobreposta por um report específico. Por default chama GenerateReportReport e GeneratePageReport.</text:span></text:p>
      <text:p text:style-name="TextClass">generatePageFooter()</text:p>
      <text:p text:style-name="TextObject"><text:s/><text:span text:style-name="T1">Gera o rodapé de cada página do report. Pode ser sobreposta por um report específico.</text:span></text:p>
      <text:p text:style-name="TextClass">generatePageHeader()</text:p>
      <text:p text:style-name="TextObject"><text:s/><text:span text:style-name="T1">Gera o cabeçalho de cada página do report. Pode ser sobreposta por um report específico.</text:span></text:p>
      <text:p text:style-name="TextClass">generatePageTitle()</text:p>
      <text:p text:style-name="TextObject"><text:s/><text:span text:style-name="T1">Gera o título de cada página do report. Pode ser sobreposta por um report específico.</text:span></text:p>
      <text:p text:style-name="TextClass">generateReportHeader()</text:p>
      <text:p text:style-name="TextObject"><text:s/><text:span text:style-name="T1">Gera o cabeçalho do report. Pode ser sobreposta por um report específico.</text:span></text:p>
      <text:p text:style-name="TextClass">getPDF()</text:p>
      <text:p text:style-name="TextObject"><text:s/><text:span text:style-name="T1">Retorna o objeto MEzPDF que serve de base para o report.</text:span> </text:p>
      <text:p text:style-name="TextClass">initializeOptions()</text:p>
      <text:p text:style-name="TextObject"><text:s/><text:span text:style-name="T1">Inicializa as opções do report (ver SetOption).</text:span></text:p>
      <text:p text:style-name="TextClass">pageBreak()</text:p>
      <text:p text:style-name="TextObject"><text:s/><text:span text:style-name="T1">Gera uma quebra de página.</text:span></text:p>
      <text:p text:style-name="TextClass">setColumns($columns)</text:p>
      <text:p text:style-name="TextObject"><text:s/><text:span text:style-name="T1">Define as colunas do report.</text:span></text:p>
      <text:p text:style-name="TextObject">$columns : array de objetos MPDFReportColumn.</text:p>
      <text:p text:style-name="TextClass">setOption($option, $value)</text:p>
      <text:p text:style-name="TextObject"><text:s/><text:span text:style-name="T1">Define o valor $value para a opção $option. As principais opções são:</text:span></text:p>
      <text:p text:style-name="TextObject"><text:span text:style-name="T4">§</text:span><text:span text:style-name="T5"> </text:span><text:span text:style-name="T2">'showLines'=&gt; 0,1,2, default is 0 (1-&gt;show the borders, 0-&gt;no borders, 2-&gt; show borders AND lines</text:span></text:p>
      <text:p text:style-name="TextObject"><text:span text:style-name="T4">§</text:span><text:span text:style-name="T5"> </text:span><text:span text:style-name="T2">between rows.)</text:span></text:p>
      <text:p text:style-name="TextObject"><text:span text:style-name="T4">§</text:span><text:span text:style-name="T5"> </text:span><text:span text:style-name="T2">'showHeadings' =&gt; 0 or 1, default is 1</text:span></text:p>
      <text:p text:style-name="TextObject"><text:span text:style-name="T4">§</text:span><text:span text:style-name="T5"> </text:span><text:span text:style-name="T2">'shaded'=&gt; 0,1,2, default is 1 (1-&gt;alternate lines are shaded, 0-&gt;no shading, 2-&gt;both sets are shaded)</text:span></text:p>
      <text:p text:style-name="TextObject"><text:span text:style-name="T4">§</text:span><text:span text:style-name="T5"> </text:span><text:span text:style-name="T2">'shadeCol' =&gt; (r,g,b) array, defining the colour of the shading, default is (0.8,0.8,0.8)</text:span></text:p>
      <text:p text:style-name="TextObject"><text:span text:style-name="T4">§</text:span><text:span text:style-name="T5"> </text:span><text:span text:style-name="T2">'shadeCol2' =&gt; (r,g,b) array, defining the colour of the shading of the second set, default is (0.7,0.7,0.7), used when 'shaded' is set to 2.</text:span></text:p>
      <text:p text:style-name="TextObject"><text:span text:style-name="T4">§</text:span><text:span text:style-name="T5"> </text:span><text:span text:style-name="T2">'fontSize' =&gt; 10</text:span></text:p>
      <text:p text:style-name="TextObject"><text:span text:style-name="T4">§</text:span><text:span text:style-name="T5"> </text:span><text:span text:style-name="T2">'textCol' =&gt; (r,g,b) array, text colour, default is (0,0,0)</text:span></text:p>
      <text:p text:style-name="TextObject"><text:span text:style-name="T4">§</text:span><text:span text:style-name="T5"> </text:span><text:span text:style-name="T2">'titleFontSize' =&gt; 14</text:span></text:p>
      <text:p text:style-name="TextObject"><text:span text:style-name="T4">§</text:span><text:span text:style-name="T5"> </text:span><text:span text:style-name="T2">'rowGap' =&gt; 2 , the space between the text and the row lines on each row</text:span></text:p>
      <text:p text:style-name="TextObject"><text:span text:style-name="T4">§</text:span><text:span text:style-name="T5"> </text:span><text:span text:style-name="T2">'colGap' =&gt; 5 , the space between the text and the column lines in each column</text:span></text:p>
      <text:p text:style-name="TextObject"><text:span text:style-name="T4">§</text:span><text:span text:style-name="T5"> </text:span><text:span text:style-name="T2">'lineCol' =&gt; (r,g,b) array, defining the colour of the lines, default, black (0,0,0)</text:span></text:p>
      <text:p text:style-name="TextObject"><text:span text:style-name="T4">§</text:span><text:span text:style-name="T5"> </text:span><text:span text:style-name="T2">'xPos' =&gt; 'left','right','center','centre',or coordinate, reference coordinate in the x-direction, default is ‘center’</text:span></text:p>
      <text:p text:style-name="TextObject"><text:span text:style-name="T4">§</text:span><text:span text:style-name="T5"> </text:span><text:span text:style-name="T2">'xOrientation' =&gt; 'left','right','center','centre', position of the table w.r.t 'xPos'. This entry is to be used in conjunction with 'xPos' to give control over the lateral position of the table. default is ‘center’</text:span></text:p>
      <text:p text:style-name="TextObject"><text:span text:style-name="T4">§</text:span><text:span text:style-name="T5"> </text:span><text:span text:style-name="T2">'width' =&gt; &lt;number&gt;, the exact width of the table, the cell widths will be adjusted to give the table this width. default is 0.</text:span></text:p>
      <text:p text:style-name="TextObject"><text:span text:style-name="T4">§</text:span><text:span text:style-name="T5"> </text:span><text:span text:style-name="T2">'maxWidth' =&gt; &lt;number&gt;, the maximum width of the table, the cell widths will only be adjusted if the table width is going to be greater than this. Default is 596.</text:span></text:p>
      <text:p text:style-name="TextClass">setPDF($pdf)</text:p>
      <text:p text:style-name="TextObject"><text:s/><text:span text:style-name="T1">Define o objeto MEzPDF que será usado como base do report.</text:span></text:p>
      <text:p text:style-name="TextClass">setTrigger($trigger, $class, $method, $param)</text:p>
      <text:p text:style-name="TextObject"><text:s/><text:span text:style-name="T1">Define um trigger (um método executado automaticamente na ocorrência de um evento).</text:span></text:p>
      <text:p text:style-name="TextObject"><text:s/><text:span text:style-name="T2">$trigger : 'BeforeNewPage' ou 'AfterNewPage'</text:span></text:p>
      <text:p text:style-name="TextObject"><text:s/><text:span text:style-name="T1">$class : nome da classe</text:span></text:p>
      <text:p text:style-name="TextObject"><text:s/><text:span text:style-name="T1">$method : nome do método</text:span></text:p>
      <text:p text:style-name="TextObject"><text:s/><text:span text:style-name="T1">$param : array com parâmetros para o método $method</text:span></text:p>
      <text:p text:style-name="TextClass">setWidth($width)</text:p>
      <text:p text:style-name="TextObject"><text:s/><text:span text:style-name="T1">Define a largura (em percentagem) do report em relação à largura da página.</text:span></text:p>
      <text:p text:style-name="Heading_20_2">UI</text:p>
      <text:p text:style-name="TextObject">MUI</text:p>
      <text:p text:style-name="TextClass">alert( $msg, $info, $href = '' )</text:p>
      <text:p text:style-name="TextObject">Exibe um prompt de erro, com a mensagem $msg. $info é o título da janela e $href é a url a ser executada na confirmação do usuário.</text:p>
      <text:p text:style-name="TextClass">createForm( $title = '' )</text:p>
      <text:p text:style-name="TextObject">Retorna uma instância de Mform, com o título $title.</text:p>
      <text:p text:style-name="TextClass">getForm( $module, $name, $data = NULL, $dir = NULL )</text:p>
      <text:p text:style-name="TextObject">Retorna uma instância do formulário $name, do módulo $module. $data é passado como parâmetro para o construtor do formulário. $dir indica um subdiretório dentro do diretório de formulários.</text:p>
      <text:p text:style-name="TextClass">getGrid( $module, $name, $data = NULL, $dir = NULL )</text:p>
      <text:p text:style-name="TextObject">Retorna uma instância do grid $name, do módulo $module. $data é passado como parâmetro para o construtor do grid. $dir indica um subdiretório dentro do diretório de grids.</text:p>
      <text:p text:style-name="TextClass">getImage( $module, $name )</text:p>
      <text:p text:style-name="TextObject">Retorna uma URL para acesso a imagem $name, do módulo $module.</text:p>
      <text:p text:style-name="TextClass">getImageSrc( $name, $module = '' )</text:p>
      <text:p text:style-name="TextObject">Retorna um path absoluto para acesso a imagem $name, do módulo $module.</text:p>
      <text:p text:style-name="TextClass">getImageTheme( $theme, $name )</text:p>
      <text:p text:style-name="TextObject">Retorna uma URL para acesso a imagem $name, do tema $theme.</text:p>
      <text:p text:style-name="TextClass">getReport( $module, $name,  $data = NULL, $dir = NULL )</text:p>
      <text:p text:style-name="P15">Retorna uma instância do reletório $name, do módulo $module. $data é passado como parâmetro para o construtor do relatório. $dir indica um subdiretório dentro do diretório de relatórios. </text:p>
      <text:p text:style-name="Heading_20_2">Validators</text:p>
      <text:p text:style-name="Heading_20_3">MCEPValidator</text:p>
      <text:p text:style-name="TextClass">__construct($field,$label='',$type = 'optional',$msgerr='')</text:p>
      <text:p text:style-name="Heading_20_3">MCNPJValidator</text:p>
      <text:p text:style-name="TextClass">__construct($field,$label='',$type = 'optional',$msgerr='')</text:p>
      <text:p text:style-name="Heading_20_3"><text:soft-page-break/>MCompareValidator</text:p>
      <text:p text:style-name="TextClass">__construct($field,$label='', $operator, $value, $datatype='s', <text:s/>$type = 'optional',$msgerr='')</text:p>
      <text:p text:style-name="Heading_20_3">MCPFValidator</text:p>
      <text:p text:style-name="TextClass">__construct($field,$label='',$type = 'optional',$msgerr='')</text:p>
      <text:p text:style-name="Heading_20_3">MDATEDMYValidator</text:p>
      <text:p text:style-name="TextClass">__construct($field,$label='',$type = 'optional',$msgerr='')</text:p>
      <text:p text:style-name="Heading_20_3">MDATEYMDValidator</text:p>
      <text:p text:style-name="TextClass">__construct($field,$label='',$type = 'optional',$msgerr='')</text:p>
      <text:p text:style-name="Heading_20_3">MEmailValidator</text:p>
      <text:p text:style-name="TextClass">__construct($field,$label='',$type = 'optional',$msgerr='')</text:p>
      <text:p text:style-name="Heading_20_3">MIntegerValidator</text:p>
      <text:p text:style-name="TextClass"><text:s/>__construct($field,$label='', $type = 'optional',$msgerr='')</text:p>
      <text:p text:style-name="Heading_20_3">MMASKValidator</text:p>
      <text:p text:style-name="TextClass">__construct($field,$label='',$mask,$type = 'ignore',$msgerr='')</text:p>
      <text:p text:style-name="Heading_20_3">MPasswordValidator</text:p>
      <text:p text:style-name="TextClass">__construct($field,$label='',$type = 'required',$msgerr='')</text:p>
      <text:p text:style-name="Heading_20_3">MPHONEValidator</text:p>
      <text:p text:style-name="TextClass">__construct($field,$label='',$type = 'optional',$msgerr='')</text:p>
      <text:p text:style-name="Heading_20_3">MRangeValidator</text:p>
      <text:p text:style-name="TextClass">__construct($field,$label='', $min, $max, $datatype='s', <text:s/>$type = 'optional', $msgerr='')</text:p>
      <text:p text:style-name="Heading_20_3">MRegExpValidator</text:p>
      <text:p text:style-name="TextClass">__construct($field,$label='', $regexp='', <text:s/>$type = 'optional', $msgerr='')</text:p>
      <text:p text:style-name="Heading_20_3">MRequiredValidator</text:p>
      <text:p text:style-name="TextClass">__construct($field,$label='',$max=0, $msgerr='')</text:p>
      <text:p text:style-name="Heading_20_3">MTIMEValidator</text:p>
      <text:p text:style-name="P11">__construct($field,$label='',$type = 'optional',$msgerr='')</text:p>
      <text:p text:style-name="P11"/>
      <text:p text:style-name="Heading_20_2">Widgets (Controles)</text:p>
      <text:p text:style-name="Heading_20_3">MActionHyperLink</text:p>
      <text:p text:style-name="TextClass">__construct( $name, $label, $module = '', $action = '', $item = null, $args = null )</text:p>
      <text:p text:style-name="TextObject">Instancia um objeto MActionHyperlink, cujo objetivo é renderizar um hyperlink para um handler. $name é o identificador do objeto, $label é o caption para o objeto. $module, $action,$item e $args são usados para construir a url no padrão do Miolo.</text:p>
      <text:p text:style-name="Heading_20_3">MActionPanel</text:p>
      <text:p text:style-name="TextClass">__construct($name = '', $caption = '', $controls = NULL, $close = '', $icon = '', $iconType='large')</text:p>
      <text:p text:style-name="TextObject">Instancia um objeto MActionPanel, cujo objetivo é renderizar um painel com links para ações. $name é o identificador do controle,, $caption é o título do painel, $controls é um array com os objetos do painel (geralmente ícones com links), $close é a url executada quando o painel é fechado, $icon é a url da imagem do ícone, $iconType indica o tamanho dos ícones (‘large’ ou ‘small’).</text:p>
      <text:p text:style-name="TextClass">addAction($label, $image, $module = 'main', $action = '', $item = NULL, $args = NULL)</text:p>
      <text:p text:style-name="TextObject">Adiciona um controle MimageLinkLabel ao panel. $label é o texto do link, $image é a url da imagem, $module, $action, $item e $args são usados para construir a url de ação.</text:p>
      <text:p text:style-name="TextClass">addBreak()</text:p>
      <text:p text:style-name="TextObject">Adiciona uma quebra na seqüência dos ícones.</text:p>
      <text:p text:style-name="TextClass">addUserAction($transaction, $access, $label, $image, $module = 'main', $action = '', $item = '', $args = NULL)</text:p>
      <text:p text:style-name="TextObject">Adiciona um controle MimageLinkLabel ao panel, se o usuário tiver permissão de acesso à ação. $transaction e $access são checados com MIOLO::checkAccess(). $label é o texto do link, $image é a url da imagem, $module, $action, $item e $args são usados para construir a url de ação.</text:p>
      <text:p text:style-name="TextClass">insertAction($pos, $label, $image, $module = 'main', $action = '', $item = NULL, $args = NULL)</text:p>
      <text:p text:style-name="TextObject">Adiciona um controle MimageLinkLabel ao panel, na posição indicada por $pos. $label é o texto do link, $image é a url da imagem, $module, $action, $item e $args são usados para construir a url de ação.</text:p>
      <text:p text:style-name="TextClass">insertUserAction($pos, $transaction, $access, $label, $image, $module = 'main', $action = '', $item = '', $args = NULL)</text:p>
      <text:p text:style-name="TextObject">Adiciona um controle MimageLinkLabel ao panel, na posição indicada por $pos, se o usuário tiver permissão de acesso à ação. $transaction e $access são checados com MIOLO::checkAccess(). $label é o texto do link, $image é a url da imagem, $module, $action, $item e $args são usados para construir a url de ação.</text:p>
      <text:p text:style-name="TextClass">setControlSize($width, $height)</text:p>
      <text:p text:style-name="TextObject">Define o tamanho do controle a ser exibido. $width é a largura e $height é a altura (ambos em pixels – ex: ‘35px’).</text:p>
      <text:p text:style-name="TextClass">setIconType($type = 'large')</text:p>
      <text:p text:style-name="TextObject">Define o formato do ícone (‘large’ ou ‘small’).</text:p>
      <text:p text:style-name="Heading_20_3">MBaseGroup</text:p>
      <text:p text:style-name="TextClass">__construct( $name = '', $caption = '', $controls = '', $disposition = 'none', $border = 'css' )</text:p>
      <text:p text:style-name="TextObject">Instancia um objeto MbaseGroup. $name é o identificador do objeto, $controls é o array com os controles que estão agrupados, $disposition define como os controles serão exibidos(‘none’/’horizontal’ ou ‘vertical’) e $border indica como será renderizada a borda da caixa (‘none’ para nenhuma e ‘css’ para usar a definição das folhas de estilo).</text:p>
      <text:p text:style-name="TextClass">setScrollHeight( $height )</text:p>
      <text:p text:style-name="TextObject">Define a altura da caixa para exibição dos controles, em pixels (ex. ‘40px’). Se necessário é exibida uma scrollbar.</text:p>
      <text:p text:style-name="TextClass">setBorder( $border )</text:p>
      <text:p text:style-name="TextObject">Define a forma de renderização da borda (‘none’ ou ‘css’).</text:p>
      <text:p text:style-name="Heading_20_3">MButton</text:p>
      <text:p text:style-name="TextClass">__construct( $name = '', $label = '', $action = NULL, $image = NULL )</text:p>
      <text:p text:style-name="TextObject">Instancia um objeto Mbutton. $name é o identificador do objeto, $label é o texto do botão, $action indica a ação a ser executada no clique do botão e $image indica a imagem a ser exibida no botão. $action pode ter os seguintes valores:</text:p>
      <text:p text:style-name="TextObject">- 'SUBMIT' : submete o formulário com um POST</text:p>
      <text:p text:style-name="TextObject">- 'RESET'  : limpa os campos do formulário</text:p>
      <text:p text:style-name="TextObject">- 'PRINT' : imprime a página atual</text:p>
      <text:p text:style-name="TextObject">- 'PDF' : gera um arquivo pdf da página atual</text:p>
      <text:p text:style-name="TextObject">- 'RETURN' : volta para a página anterior</text:p>
      <text:p text:style-name="TextObject">- 'NONE' : nenhuma ação</text:p>
      <text:p text:style-name="TextObject">- url : uma url completa a ser chamada</text:p>
      <text:p text:style-name="TextObject">- javascript : um código javascript a ser executado no evento onClick</text:p>
      <text:p text:style-name="TextClass">setImage( $location )</text:p>
      <text:p text:style-name="TextObject">Define a url da imagem a ser exibida.</text:p>
      <text:p text:style-name="TextClass">setOnClick( $onclick )</text:p>
      <text:p text:style-name="TextObject">Define a ação para o evento onClick.</text:p>
      <text:p text:style-name="TextClass">setAction( $action )</text:p>
      <text:p text:style-name="TextObject">Define a ação para o botão.</text:p>
      <text:p text:style-name="Heading_20_3">MButtonFind</text:p>
      <text:p text:style-name="TextClass">__construct($space = NULL)</text:p>
      <text:p text:style-name="Heading_20_3">MButtonWindow</text:p>
      <text:p text:style-name="TextClass">__construct($name = NULL, $label = NULL, $href = NULL, $target = '')</text:p>
      <text:p text:style-name="P14"><text:span text:style-name="T6">Instancia um objeto Mbutton para chamar uma URL. $name é o id</text:span><text:span text:style-name="T6">entificador do objeto, $label é o texto do botão, $href indica a URL a ser chamada no clique do botão e $target é o identificador da janela. </text:span></text:p>
      <text:p text:style-name="Heading_20_3">MCalendarField</text:p>
      <text:p text:style-name="TextClass">__construct( $name='', $value='', $label='', $size=20, $hint='', $type='calendar-win2k-1' )</text:p>
      <text:p text:style-name="TextObject">Instancia um objeto MCalendarField, para entrada de datas. $name é o identificador do objeto, $value é o valor inicial a ser atribuído, $label é o caption do campo, $size é o tamanho da caixa de entrada, $hint é um texto de ajuda e $type define as características visuais do calendário, através de arquivos CSS localizados em &lt;miolo&gt;/html/scripts/datepicker/css.</text:p>
      <text:p text:style-name="Heading_20_3">MCheckBox</text:p>
      <text:p text:style-name="TextClass">__construct( $name = '', $value = '', $label = '', $checked = false, $text = NULL, $hint = '' )</text:p>
      <text:p text:style-name="TextObject">Instancia um objeto MCheckBox. $name é o identificador do objeto, $value é o valor a ser enviado no POST, $label é o caption do controle, $checked é um booleano indicando se o controle está selecionado, $text é o texto a ser exibido no controle, $hint é o texto de ajuda.</text:p>
      <text:p text:style-name="TextClass">setChecked($checked)</text:p>
      <text:p text:style-name="TextObject">Define se o controle será marcado ou não (true/false).</text:p>
      <text:p text:style-name="Heading_20_3">MCheckBoxGroup</text:p>
      <text:p text:style-name="TextClass">__construct( $name = '', $label = '', $options = '', $hint = '', $disposition = 'horizontal', $border = 'none' )</text:p>
      <text:p text:style-name="TextObject">Instancia um objeto McheckBoxGroup (um grupo de controles checkbox). $name é o identificador do objeto, $options é o array com os controles que estão agrupados, $hint é um texto de ajuda, $disposition define como os controles serão exibidos(‘none’/’horizontal’ ou ‘vertical’) e $border indica como será renderizada a borda da caixa (‘none’ para nenhuma e ‘css’ para usar a definição das folhas de estilo). $options pode ser: um array de <text:soft-page-break/>controles McheckBox, um array de controles Moption, um array de pares label/valor ou simplesmente um array de valores.</text:p>
      <text:p text:style-name="Heading_20_3">MComboBox</text:p>
      <text:p text:style-name="TextClass">__construct($name='',$value='',$label='',$options='',$showValues=false,$hint='',$size=6)</text:p>
      <text:p text:style-name="TextObject">Instancia um objeto MComboBox, cujo objetivo é renderizar uma caixa de texto associada a uma caixa de seleção. Quando a seleção é feita, a caixa de texto é atualizada para o valor selecionado. $name é o identificador do objeto, $value é o valor do objeto, $label é o caption, $option é um array associativo com as opções a serem exibidas (o índice é a opção e o conteúdo é o valor), $showValues indica se os valores serão exibidos ao lado das opções, $hint é um pequeno texto de ajuda e $size indica quantas linhas serão exibidas simultaneamente no controle.</text:p>
      <text:p text:style-name="Heading_20_3">MContainer</text:p>
      <text:p text:style-name="TextClass">__construct($name = NULL, $controls = NULL, $disposition = 'none')</text:p>
      <text:p text:style-name="TextObject">Instancia um objeto Mcontainer, cujo objetivo é agrupar visualmente um conjunto de controles. $name é o identificador do objeto, $controls é o array de controles a serem agrupados e $disposition indica a disposição dos controles (‘none’/’horizontal’ ou ‘vertical’).</text:p>
      <text:p text:style-name="TextClass">setClass($cssClass)</text:p>
      <text:p text:style-name="TextObject">Define o seletor CSS a ser usado na renderização do container.</text:p>
      <text:p text:style-name="TextClass">setDisposition($disposition)</text:p>
      <text:p text:style-name="TextObject">Define a disposição dos controles  (‘none’/’horizontal’ ou ‘vertical’).</text:p>
      <text:p text:style-name="TextClass">setSpaceHeight($value)</text:p>
      <text:p text:style-name="TextObject">Define o espaçamento em pixels entre os campos no caso de $disposition=’vertical’.</text:p>
      <text:p text:style-name="Heading_20_3">MContent</text:p>
      <text:p text:style-name="TextClass">__construct($module = false, $name = false)</text:p>
      <text:p text:style-name="TextObject">Instancia um controle Mdiv cujo conteúdo é obtido do arquivo $name, no módulo $module.</text:p>
      <text:p text:style-name="Heading_20_3">MControl</text:p>
      <text:p text:style-name="TextObject">Esta é a classe base para todos os controles (vísiveis ou não) usado na interface com o usuário. De forma geral, os controles são envolvidos por uma Box (uma tag div do HTML), que permite controlar suas características e posicionamento.</text:p>
      <text:p text:style-name="TextClass">constantes</text:p>
      <text:p text:style-name="TextObject">const FORM_MODE_WHOLE_ROW = 0;</text:p>
      <text:p text:style-name="TextObject">O controle ocupa a linha inteira do form.</text:p>
      <text:p text:style-name="TextObject">const FORM_MODE_SHOW_SIDE = 1;</text:p>
      <text:p text:style-name="TextObject">Exibe o caption lado-a-lado.</text:p>
      <text:p text:style-name="TextObject">const FORM_MODE_SHOW_ABOVE = 2;</text:p>
      <text:p text:style-name="TextObject">Exibe o caption acima do controle.</text:p>
      <text:p text:style-name="TextObject">const FORM_MODE_SHOW_NBSP = 3;</text:p>
      <text:p text:style-name="TextObject">Exibe o caption com espaços ao lado do controle.</text:p>
      <text:p text:style-name="TextClass">__clone()</text:p>
      <text:p text:style-name="TextObject">Retorna um clone do controle.</text:p>
      <text:p text:style-name="TextClass">__construct( $name = NULL )</text:p>
      <text:p text:style-name="TextObject">Construtor. $name é o nome do controle.</text:p>
      <text:p text:style-name="TextClass">_AddStyle($name, $value)</text:p>
      <text:p text:style-name="TextObject">Inclui um atributo na cláusula style do CSS.</text:p>
      <text:p text:style-name="TextClass">addAttribute( $name, $value = '' )</text:p>
      <text:p text:style-name="TextObject">Inclui um atributo HTML para o controle.</text:p>
      <text:p text:style-name="TextClass">addBoxStyle($name, $value)</text:p>
      <text:p text:style-name="TextObject">Inclui um atributo na cláusula style do CSS do box do controle.</text:p>
      <text:p text:style-name="TextClass">addStyle($name, $value)</text:p>
      <text:p text:style-name="TextObject">Atribui $value à propriedade $name.</text:p>
      <text:p text:style-name="TextClass">addStyleFile( $styleFile )</text:p>
      <text:p text:style-name="TextObject">Indica uma folha de estilos a ser inserida na renderização.</text:p>
      <text:p text:style-name="TextClass">attachEventHandler( $name, $handler, $param = NULL )</text:p>
      <text:p text:style-name="TextObject">Associa o método $handler ao evento $name.</text:p>
      <text:p text:style-name="TextClass">attributes()</text:p>
      <text:p text:style-name="TextObject">Retorna uma string com os atributos HTML.</text:p>
      <text:p text:style-name="TextClass">eventHandler()</text:p>
      <text:p text:style-name="TextObject">Executa o método associado a um evento do controle.</text:p>
      <text:p text:style-name="TextClass">generate()</text:p>
      <text:p text:style-name="TextObject">Retorna o código HTML relativo ao controle.</text:p>
      <text:p text:style-name="TextClass">generateBox( $content )</text:p>
      <text:p text:style-name="TextObject">Renderiza o controle dentro de um Box e retorna o código HTML.</text:p>
      <text:p text:style-name="TextClass">getAttributes()</text:p>
      <text:p text:style-name="TextObject">Retorna uma string com os atributos HTML mais o atributo style.</text:p>
      <text:p text:style-name="TextClass">getId()</text:p>
      <text:p text:style-name="TextObject">Retorna a identificação (id) do controle.</text:p>
      <text:p text:style-name="TextClass">getName()</text:p>
      <text:p text:style-name="TextObject">Retorna o nome do controle.</text:p>
      <text:p text:style-name="TextClass">getStyle()</text:p>
      <text:p text:style-name="TextObject">Retorna o conteúdo do atributo style do controle.</text:p>
      <text:p text:style-name="TextClass">setAttribute( $name, $value )</text:p>
      <text:p text:style-name="TextObject">Atribui o valor $value ao atribute HTML $name.</text:p>
      <text:p text:style-name="TextClass">setAttributes($attr)</text:p>
      <text:p text:style-name="TextObject">Define os atributos HTML do controle através da string $attr.</text:p>
      <text:p text:style-name="TextClass">setBoxAttributes($attr)</text:p>
      <text:p text:style-name="TextObject">Define os atributos HTML da box do controle através da string $attr.</text:p>
      <text:p text:style-name="TextClass">setBoxClass( $cssClass, $add = true )</text:p>
      <text:p text:style-name="TextObject">Define o seletor CSS para a Box do controle; $add permite adicionar mais de um seletor.</text:p>
      <text:p text:style-name="TextClass">setBoxId( $id )</text:p>
      <text:p text:style-name="TextObject">Define a identificação do Box do controle.</text:p>
      <text:p text:style-name="TextClass">setCaption($caption)</text:p>
      <text:p text:style-name="TextObject">Define o caption (label) do controle.</text:p>
      <text:p text:style-name="TextClass">setClass( $cssClass, $add = true )</text:p>
      <text:p text:style-name="TextObject">Define o seletor CSS do controle.</text:p>
      <text:p text:style-name="TextClass">setColor($value)</text:p>
      <text:p text:style-name="TextObject">Define a cor do controle.</text:p>
      <text:p text:style-name="TextClass">setEnabled($state)</text:p>
      <text:p text:style-name="TextObject">Define se o controle está habilitado ou não.</text:p>
      <text:p text:style-name="TextClass">setFont($value)</text:p>
      <text:p text:style-name="TextObject">Define a fonte a ser usada.</text:p>
      <text:p text:style-name="TextClass">setFormMode( $mode )</text:p>
      <text:p text:style-name="TextObject">Define o modo de renderização (ver constantes).</text:p>
      <text:p text:style-name="TextClass">setHeight($value)</text:p>
      <text:p text:style-name="TextObject">Define a altura do controle.</text:p>
      <text:p text:style-name="TextClass">setId($id)</text:p>
      <text:p text:style-name="TextObject">Define a identificação (id) do controle.</text:p>
      <text:p text:style-name="TextClass">setJsHint( $hint )</text:p>
      <text:p text:style-name="TextObject">Define um hint javascript.</text:p>
      <text:p text:style-name="TextClass">setName($name)</text:p>
      <text:p text:style-name="TextObject">Define o nome do controle.</text:p>
      <text:p text:style-name="TextClass">setPosition($left, $top, $position = 'absolute')</text:p>
      <text:p text:style-name="TextObject">Define a posição do controle com base em atributos CSS.</text:p>
      <text:p text:style-name="TextClass">setReadOnly($status)</text:p>
      <text:p text:style-name="TextObject">Define se o controle será readonly ou não.</text:p>
      <text:p text:style-name="TextClass">setStyle($style)</text:p>
      <text:p text:style-name="TextObject">Define uma string para o atributo style.</text:p>
      <text:p text:style-name="TextClass">setVisibility($value)</text:p>
      <text:p text:style-name="TextObject">Define se o controle será visível ou não.</text:p>
      <text:p text:style-name="TextClass">setWidth($value)</text:p>
      <text:p text:style-name="TextObject">Define a largura do controle.</text:p>
      <text:p text:style-name="Heading_20_3">MCurrencyField</text:p>
      <text:p text:style-name="TextClass">__construct( $name='', $value='', $label='', $size=10, $hint='' )</text:p>
      <text:p text:style-name="TextObject">Instancia um objeto MCurrencyField, para entrada de valores monetários. $name é o identificador do objeto, $value é o valor inicial a ser atribuído, $label é o caption do campo, $size é o tamanho da caixa de entrada, $hint é um texto de ajuda.</text:p>
      <text:p text:style-name="Heading_20_3">MDiv</text:p>
      <text:p text:style-name="TextClass">__construct( $name = NULL, $content = '&amp;nbsp;', $class = NULL, $attributes = NULL )</text:p>
      <text:p text:style-name="TextObject">Instancia um objeto renderizado com a tag &lt;div&gt;. $name é o identificador do objeto, $content é uma string ou array com o conteúdo do objeto, $class é o seletor CSS a ser aplicado e $attributes é uma string com os atributos HTML.</text:p>
      <text:p text:style-name="Heading_20_3">MFieldLabel</text:p>
      <text:p text:style-name="TextClass">__construct( $id, $text = NULL )</text:p>
      <text:p text:style-name="TextObject">Instancia um objeto MfieldLabel, cujo objetivo é renderizar um label $text para o controle definido por $id, usando a tag &lt;label&gt;.</text:p>
      <text:p text:style-name="Heading_20_3">MFileContent</text:p>
      <text:p text:style-name="TextClass">__construct($filename = null, $isSource = false)</text:p>
      <text:p text:style-name="TextObject">Instancia um controle Mdiv cujo conteúdo é obtido do arquivo $filename. $isSource indica é o arquivo conteúdo um código-fonte PHP ou não.</text:p>
      <text:p text:style-name="Heading_20_3">MFileField</text:p>
      <text:p text:style-name="TextClass">__construct( $name='', $value='', $label='', $size=40, $hint='' )</text:p>
      <text:p text:style-name="TextObject">Instancia um objeto MFileField, para entrada de path de arquivos que serão enviados ao servidor. $name é o identificador do objeto, $value é o valor inicial a ser atribuído, $label é o caption do campo, $size é o tamanho da caixa de entrada, $hint é um texto de ajuda.</text:p>
      <text:p text:style-name="Heading_20_3">MHContainer</text:p>
      <text:p text:style-name="TextClass">__construct($name = NULL, $controls = NULL)</text:p>
      <text:p text:style-name="TextObject">Instancia um objeto MHcontainer, cujo objetivo é agrupar visualmente um conjunto de controles, na disposição horizontal. $name é o identificador do objeto e $controls é o array de controles a serem agrupados.</text:p>
      <text:p text:style-name="Heading_20_3">MHiddenField</text:p>
      <text:p text:style-name="TextClass">__construct( $name='', $value='')</text:p>
      <text:p text:style-name="TextObject">Instancia um objeto MHiddenField, para definição de campos ocultos. $name é o identificador do objeto e $value é o valor inicial a ser atribuído.</text:p>
      <text:p text:style-name="Heading_20_3">MHr</text:p>
      <text:p text:style-name="TextClass">__construct()</text:p>
      <text:p text:style-name="TextObject">Instancia um objeto renderizado com a tag &lt;hr&gt;.</text:p>
      <text:p text:style-name="Heading_20_3"><text:soft-page-break/>MImage</text:p>
      <text:p text:style-name="TextClass">__construct($name = NULL, $label = NULL, $location = NULL, $attrs = NULL)</text:p>
      <text:p text:style-name="TextObject">Instancia um objeto Mimage, cujo objetivo é exibir uma imagem. $name é o identificador do objeto, $location é a url para a imagem e $attrs é a string com os atributos HTML.</text:p>
      <text:p text:style-name="Heading_20_3">MImageButton</text:p>
      <text:p text:style-name="TextClass">__construct( $name = '', $label = '', $action = '', $location = '', $attrs = NULL )</text:p>
      <text:p text:style-name="TextObject">Instancia um objeto MImageButton, cujo objetivo é renderizar uma imagem que, quando clicada, realiza um POST do formulário. $name é o identificador do objeto, $label é o caption para o objeto (não exibido), $action é a url a ser chamada, $location é a url da imagem e $attrs é uma string com os atributos HTML a serem aplicados na imagem.</text:p>
      <text:p text:style-name="Heading_20_3">MImageFormLabel</text:p>
      <text:p text:style-name="TextClass">__construct($name = NULL, $label = NULL, $location = NULL, $attrs = NULL)</text:p>
      <text:p text:style-name="TextObject">Instancia um objeto MimageFormLabel, cujo objetivo é exibir uma imagem. $name é o identificador do objeto, $location é a url para a imagem e $attrs é a string com os atributos HTML. $label é um texto exibido abaixo da imagem, de forma centralizada.</text:p>
      <text:p text:style-name="TextObject">Input</text:p>
      <text:p text:style-name="Heading_20_3">MImageLink</text:p>
      <text:p text:style-name="TextClass">__construct( $name = '', $label = '', $action = '', $location = '', $attrs = NULL )</text:p>
      <text:p text:style-name="TextObject">Instancia um objeto MImageLink, cujo objetivo é renderizar uma imagem com hyperlink. $name é o identificador do objeto, $label é o caption para o objeto (não exibido), $action é a url a ser chamada, $location é a url da imagem e $attrs é uma string com os atributos HTML a serem aplicados na imagem. </text:p>
      <text:p text:style-name="Heading_20_3">MImageLinkLabel</text:p>
      <text:p text:style-name="TextClass">__construct( $name = '', $label = '', $action = '', $location = '', $attrs = NULL )</text:p>
      <text:p text:style-name="TextObject">Instancia um objeto MImageLinkLabel, cujo objetivo é renderizar uma imagem com hyperlink. $name é o identificador do objeto, $label é o caption para o objeto (exibido abaixo da imagem), $action é a url a ser chamada, $location é a url da imagem e $attrs é uma string com os atributos HTML a serem aplicados na imagem. </text:p>
      <text:p text:style-name="Heading_20_3">MInputButton</text:p>
      <text:p text:style-name="TextClass">__construct( $name = '', $label = '', $action = NULL, $image = NULL )</text:p>
      <text:p text:style-name="TextObject">Instancia um objeto MinputButton. $name é o identificador do objeto, $label é o texto do botão, $action indica a ação a ser executada no clique do botão e $image indica a imagem a ser exibida no botão. O objetivo deste controle é permitir a customização do botão através de seletores CSS.</text:p>
      <text:p text:style-name="TextObject">Choice</text:p>
      <text:p text:style-name="Heading_20_3">MInputGrid</text:p>
      <text:p text:style-name="TextClass">__construct( $name, $label = '', $rows = 0 )</text:p>
      <text:p text:style-name="TextObject">Instancia um objeto MinputGrid, que apresenta diversos campos de entrada organizados em linhas e colunas. $name é o identificador do objeto, $label é o caption e $rows o número de linhas a serem exibidas. As colunas devem ser adicionas através do método addColumn.</text:p>
      <text:p text:style-name="TextClass">addColumn( $label, $name, $colWidth = 0, $value = '' )</text:p>
      <text:p text:style-name="TextObject">Adiciona uma coluna. $label indica o título da coluna, $name o identificador do objeto MInputGridColum, $colWidth a largura da coluna e $value o valor inicial para os campos. Os campos são acessados com o formato array (&lt;nome&gt;[r][c], onde r é o número da linha – 0-based – e c é o número da coluna – 0-based).</text:p>
      <text:p text:style-name="TextClass">getRowCount()</text:p>
      <text:p text:style-name="TextObject">Obtém o número de linhas definidas para o controle.</text:p>
      <text:p text:style-name="TextClass">setRowCount( $rows )</text:p>
      <text:p text:style-name="TextObject">Define o número de linhas para o controle.</text:p>
      <text:p text:style-name="Heading_20_3">MLabel</text:p>
      <text:p text:style-name="TextClass">__construct( $text = NULL, $color = '' , $bold=false)</text:p>
      <text:p text:style-name="TextObject">Instancia um objeto MLabel, cujo objetivo é mostrar um texto na página. $text é o texto a ser exibido, e $color define a cor do texto.</text:p>
      <text:p text:style-name="Heading_20_3">MLink</text:p>
      <text:p text:style-name="TextClass">__construct( $name = NULL, $label = NULL, $href = NULL, $text = NULL, $target = '_self' )</text:p>
      <text:p text:style-name="TextObject">Instancia um objeto Mlink, cujo objetivo é renderizar um hyperlink. $name é o identificador do objeto, $label é o caption para o objeto, $href é a url a ser chamada, $text é o texto exibido no link (se for NULL é exibido o $label) e $target define em qual frame a página chamada será aberta.</text:p>
      <text:p text:style-name="TextClass">setAction( $module = '', $action = '', $item = null, $args = null )</text:p>
      <text:p text:style-name="TextObject">Constrói a url como chamada a um handler, no padrão do Miolo.</text:p>
      <text:p text:style-name="TextClass">setHREF( $href )</text:p>
      <text:p text:style-name="TextObject">Define a url a ser chamada.</text:p>
      <text:p text:style-name="TextClass">setOnClick( $onClick )</text:p>
      <text:p text:style-name="TextObject">Define um código javascript a ser executado no evento onClick do link.</text:p>
      <text:p text:style-name="TextClass">setText( $text )</text:p>
      <text:p text:style-name="TextObject">Define o texto a ser exibido no link.</text:p>
      <text:p text:style-name="Heading_20_3">MLinkButton</text:p>
      <text:p text:style-name="TextClass">__construct( $name = '', $label = '', $action = '' )</text:p>
      <text:p text:style-name="TextObject">Instancia um objeto MlinkButton, cujo objetivo é renderizar um hyperlink que, quando clicado, realiza um POST do formulário. $name é o identificador do objeto, $label é o caption para o objeto, $action é a url a ser chamada.</text:p>
      <text:p text:style-name="Heading_20_3">MLinkButtonGroup</text:p>
      <text:p text:style-name="TextClass">__construct( $name = '', $label = '', $options = '', $disposition = 'horizontal', $border = 'css' )</text:p>
      <text:p text:style-name="TextObject">Instancia um objeto MLinkButtonGroup (um grupo de controles linkbutton). $name é o identificador do objeto, $options é o array com os controles MLinkButton que estão agrupados, $disposition define como os controles serão exibidos(‘none’/’horizontal’ ou ‘vertical’) e $border indica como será renderizada a borda da caixa (‘none’ para nenhuma e ‘css’ para usar a definição das folhas de estilo).</text:p>
      <text:p text:style-name="Heading_20_3">MMultiLineField</text:p>
      <text:p text:style-name="TextClass">__construct( $name='', $value='', $label='', $size=20, $rows=1, $cols=20, $hint='', $validator=null )</text:p>
      <text:p text:style-name="TextObject">Instancia um objeto MMultiLineField, para entrada de dados com múltiplas linhas. $name é o identificador do objeto, $value é o valor inicial a ser atribuído, $label é o caption do campo, $size é o tamanho da caixa de entrada, $rows é o número de linhas a serem exibidas, $cols é o número de colunas em cada linha, $hint é um texto de ajuda e $validator é um objeto Mvalidator associado ao objeto.</text:p>
      <text:p text:style-name="Heading_20_3">MMultiSelection</text:p>
      <text:p text:style-name="TextClass">__construct($name='', $values=Array('1','2','3'), $label='&amp;nbsp;', $options=Array('Option1','Option2','Option3'), <text:span text:style-name="T2">$showValues=false, $hint='', $size='3')</text:span></text:p>
      <text:p text:style-name="TextObject">Instancia um objeto MMultiselection, cujo objetivo é renderizar uma caixa de seleção que permite múltiplas seleções. $name é o identificador do objeto, $value é um array com os valores selecionados, $label é o caption, $option é um array associativo com as opções a serem exibidas (o índice é a opção e o conteúdo é o valor), $showValues indica se os valores serão exibidos ao lado das opções, $hint é um pequeno texto de ajuda, $size indica quantas linhas serão exibidas simultaneamente no controle. </text:p>
      <text:p text:style-name="Heading_20_3">MMultiSelectionField</text:p>
      <text:p text:style-name="TextClass">__construct($name = '', $value = null, $label = '', $fields = '', $width = 200, $buttons = false, $info = '', $hint = '')</text:p>
      <text:p text:style-name="TextObject">Instancia um objeto MmultiSelectionField, cujo objetivo é permitir a entrada de dados através de múltiplas combinações de campos Mselection. $name é o identificador do objeto, $label é o caption, $fields é um array de objetos Mselection, $width é a largura em pixels do campo de entrada de dados, $buttons inddica de os botões de navegação serão exibidos, $info é um caption para o campo de entrada e $hint um pequeno texto de ajuda.</text:p>
      <text:p text:style-name="TextClass">getCodeValue()</text:p>
      <text:p text:style-name="TextObject">Obtém um array bidimensional com os valores do campo de entrada.</text:p>
      <text:p text:style-name="TextClass">setCodeValue($value)</text:p>
      <text:p text:style-name="TextObject">Define os valores do campo de entrada. $value é um array bidimensional com os valores a serem atribuídos ao campo.</text:p>
      <text:p text:style-name="Heading_20_3">MMultiTextField3</text:p>
      <text:p text:style-name="TextClass">__construct( $name = '', $value = null, $label = '', $fields = '', $width = 200, $buttons = false, $layout = 'vertical', $hint = '' )</text:p>
      <text:p text:style-name="TextObject">Instancia um objeto MmultiTextField3, cujo objetivo é permitir a entrada de dados através de múltiplas combinações de campos de diversos tipos. $name é o identificador do objeto, $label é o caption, $width é a largura em pixels do campo de entrada de dados, $buttons inddica de os botões de navegação serão exibidos, $layout indica a disposição dos campos (‘horizontal’, ‘vertical’ ou ‘vertical2’) e $hint um pequeno texto de ajuda. $fields é um array de controles, através dos quais serão obtidos os valores para formar o valor do objeto.</text:p>
      <text:p text:style-name="TextClass">getCodeValue()</text:p>
      <text:p text:style-name="TextObject">Obtém um array bidimensional com os valores do campo de entrada.</text:p>
      <text:p text:style-name="TextClass">setCodeValue($value)</text:p>
      <text:p text:style-name="TextObject">Define os valores do campo de entrada. $value é um array bidimensional com os valores a serem atribuídos ao campo.</text:p>
      <text:p text:style-name="Heading_20_3">MOpenWindow</text:p>
      <text:p text:style-name="TextClass">__construct($name = NULL, $label = NULL, $href = NULL, $target = '')</text:p>
      <text:p text:style-name="P16">Instancia um objeto Mlink para chamar uma URL. $name é o identificador do objeto, $label é o texto do botão, $href indica a URL a ser chamada no clique do botão e $target é o identificador da janela. </text:p>
      <text:p text:style-name="Heading_20_3">MOrderedList</text:p>
      <text:p text:style-name="P17"><text:span text:style-name="T6">__construct( $name = '', $options = array() )</text:span><text:span text:style-name="T6">Instancia um objeto para renderização de uma lista ordenada em HTML. $options é uma array com o conteúdo de cada elemento da lista. </text:span></text:p>
      <text:p text:style-name="Heading_20_3">MPage</text:p>
      <text:p text:style-name="TextObject">Esta classe representa a página HTML que será renderizada.</text:p>
      <text:p text:style-name="TextClass">addJsCode($jscode)</text:p>
      <text:p text:style-name="TextObject">Insere código javascript na página.</text:p>
      <text:p text:style-name="TextClass">addScript($url)</text:p>
      <text:p text:style-name="TextObject">Indica que será usado o script apontado por $url.</text:p>
      <text:p text:style-name="TextClass">addStyle($url)</text:p>
      <text:p text:style-name="TextObject">Indica que será usada a folha de estilos apontada por $url (relativa ao diretório do MIOLO).</text:p>
      <text:p text:style-name="TextClass">addStyleCode($code)</text:p>
      <text:p text:style-name="TextObject">Insere um código javascript diretamente na página.</text:p>
      <text:p text:style-name="TextClass">addStyleURL($url)</text:p>
      <text:p text:style-name="TextObject">Indica que será usada a folha de estilos apontada por $url (absoluta).</text:p>
      <text:p text:style-name="TextClass">getJsCode()</text:p>
      <text:p text:style-name="TextObject">Obtém o código javascript inserido na página.</text:p>
      <text:p text:style-name="TextClass">isPostBack()</text:p>
      <text:p text:style-name="TextObject">Retorna se a página foi submetida ou se é a primeira vez que é chamada.</text:p>
      <text:p text:style-name="TextClass">onLoad($jscode)</text:p>
      <text:p text:style-name="TextObject">Define o código a ser usado no evento onLoad da página.</text:p>
      <text:p text:style-name="TextClass">onSubmit($jscode)</text:p>
      <text:p text:style-name="TextObject">Define o código a ser usado no evento onSubmit da página.</text:p>
      <text:p text:style-name="TextClass">redirect($url)</text:p>
      <text:p text:style-name="TextObject">Redireciona a execução da página para a $url.</text:p>
      <text:p text:style-name="TextClass">request($vars, $component_name = '', $from='ALL')</text:p>
      <text:p text:style-name="TextObject">Obtém valores que foram submetidos à página.</text:p>
      <text:p text:style-name="TextClass">setAction($action)</text:p>
      <text:p text:style-name="TextObject">Define a ação para a tag FORM.</text:p>
      <text:p text:style-name="TextClass">setStyles($value)</text:p>
      <text:p text:style-name="TextObject">Usado para definir as folhas de estilos associadas à página.</text:p>
      <text:p text:style-name="TextClass">setTitle($title)</text:p>
      <text:p text:style-name="TextObject">Define o título para a janela do browser onde será exibida a página. </text:p>
      <text:p text:style-name="Heading_20_3">MPageComment</text:p>
      <text:p text:style-name="TextClass">__construct( $text = NULL )</text:p>
      <text:p text:style-name="TextObject">Insere um comentário HTML na página.</text:p>
      <text:p text:style-name="Heading_20_3">MPanel</text:p>
      <text:p text:style-name="TextClass">__construct($name = '', $caption = '', $controls = NULL, $close = '', $icon = '')</text:p>
      <text:p text:style-name="TextObject">Instancia um objeto Mpanel, cujo objetivo é renderizar um painel com controles. $name é o identificador do controle,, $caption é o título do painel, $controls é um array com os objetos do painel (geralmente ícones com links), $close é a url executada quando o painel é fechado e $icon é a url da imagem do ícone.</text:p>
      <text:p text:style-name="TextClass">addControl($control, $width = '', $float = 'left')</text:p>
      <text:p text:style-name="TextObject">Adiciona um controle no painel. $control é o controle, $width define a largura do controle e $float define a posição como o controle será renderizado (‘left’ – o controle é colocado logo após o controle anterior; ‘clear’ – o controle é colocado abaixo do controle anterior)</text:p>
      <text:p text:style-name="TextClass">insertControl($pos, $control, $width = '', $float = 'left')</text:p>
      <text:p text:style-name="TextObject">Insere um controle no painel em uma posição específica. $pos é um número indicando a posição, $control é o controle, $width define a largura do controle e $float define a posição como o controle será renderizado (‘left’ – o controle é colocado logo após o controle anterior; ‘clear’ – o controle é colocado abaixo do controle anterior)</text:p>
      <text:p text:style-name="TextClass">setTitle($title)</text:p>
      <text:p text:style-name="TextObject">Define o título (caption) do painel.</text:p>
      <text:p text:style-name="Heading_20_3">MPasswordField</text:p>
      <text:p text:style-name="TextClass">__construct( $name='', $value='', $label='', $size=20, $hint='', $validator=null )</text:p>
      <text:p text:style-name="TextObject">Instancia um objeto MPasswordField, para entrada de senhas. $name é o identificador do objeto, $value é o valor inicial a ser atribuído, $label é o caption do campo, $size é o tamanho da caixa de entrada, $hint é um texto de ajuda e $validator é um objeto Mvalidator associado ao objeto.</text:p>
      <text:p text:style-name="Heading_20_3">MRadioButton</text:p>
      <text:p text:style-name="TextObject">Instancia um objeto MCheckBox. $name é o identificador do objeto, $value é o valor a ser enviado no POST, $label é o caption do controle, $checked é um booleano indicando se o controle está selecionado, $text é o texto a ser exibido no controle, $hint é o texto de ajuda.</text:p>
      <text:p text:style-name="TextClass">setChecked($checked)</text:p>
      <text:p text:style-name="TextObject">Define se o controle será marcado ou não (true/false).</text:p>
      <text:p text:style-name="Heading_20_3">MRadioButtonGroup</text:p>
      <text:p text:style-name="TextClass">__construct( $name = '', $label = '', $options = '', $default = false, $hint = '', $disposition = 'vertical', $border = 'none' )</text:p>
      <text:p text:style-name="TextObject">Instancia um objeto MRadioBoxGroup (um grupo de controles radio). $name é o identificador do objeto, $options é o array com os controles que estão agrupados, $default é o valor do controle que será marcado inicialmente, $hint é um texto de ajuda, $disposition define como os controles serão exibidos(‘none’/’horizontal’ ou ‘vertical’) e $border indica como será renderizada a borda da caixa (‘none’ para nenhuma e ‘css’ para usar a definição das folhas de estilo).</text:p>
      <text:p text:style-name="TextObject">$options pode ser: um array de controles MRadioButton, um array de controles Moption, um array de pares label/valor ou simplesmente um array de valores.</text:p>
      <text:p text:style-name="TextObject">Image</text:p>
      <text:p text:style-name="Heading_20_3">MRawText</text:p>
      <text:p text:style-name="TextClass">__construct( $text = NULL)</text:p>
      <text:p text:style-name="TextObject">Instancia um objeto MRawTextl, cujo objetivo é mostrar um texto na página, sem nenhuma formatação feita via CSS. $text é o texto a ser exibido.</text:p>
      <text:p text:style-name="Heading_20_3">MSelection</text:p>
      <text:p text:style-name="TextClass">__construct($name='',$value='',$label='', $options=Array('Não','Sim'),$showValues=false,$hint='',$size='')</text:p>
      <text:p text:style-name="TextObject">Instancia um objeto Mselection, cujo objetivo é renderizar uma caixa de seleção. $name é o identificador do objeto, $value é o valor do objeto, $label é o caption, $option é um array associativo com as opções a serem exibidas (o índice é a opção e o conteúdo é o valor), $showValues indica se os valores serão exibidos ao lado das opções e $hint é um pequeno texto de ajuda.</text:p>
      <text:p text:style-name="TextClass">getOption($value)</text:p>
      <text:p text:style-name="TextObject">Obtém a opção correspondente a determinado valor.</text:p>
      <text:p text:style-name="TextClass">setAutoSubmit($state=false)</text:p>
      <text:p text:style-name="TextObject">Define se o formulário será submetido após a seleção.</text:p>
      <text:p text:style-name="TextClass">setCols($value)</text:p>
      <text:p text:style-name="TextObject">Define a largura, em colunas, do controle.</text:p>
      <text:p text:style-name="TextClass">setOption($option,$value)</text:p>
      <text:p text:style-name="TextObject">Define uma opção para seleção. $option é o texto a ser exibido, $value é o valor a ser postado.</text:p>
      <text:p text:style-name="Heading_20_3">MSpacer</text:p>
      <text:p text:style-name="TextClass">__construct($space = NULL)</text:p>
      <text:p text:style-name="TextObject"><text:span text:style-name="T1">Instancia objeto renderizado com a tag &lt;div&gt;. $space indica o espaçamento em pixels (ex. </text:span>‘<text:span text:style-name="T2">10px’).</text:span></text:p>
      <text:p text:style-name="Heading_20_3">MSpan</text:p>
      <text:p text:style-name="TextClass">__construct( $name = NULL, $content = '&amp;nbsp;', $class = NULL, $attributes = NULL )</text:p>
      <text:p text:style-name="TextObject">Instancia um objeto renderizado com a tag &lt;span&gt;. $name é o identificador do objeto, $content é uma string ou array com o conteúdo do objeto, $class é o seletor CSS a ser aplicado e $attributes é uma string com os atributos HTML.</text:p>
      <text:p text:style-name="Heading_20_3">MSeparator</text:p>
      <text:p text:style-name="TextClass">__construct( $text = NULL, $margin = '', $color = '' )</text:p>
      <text:p text:style-name="TextObject">Insere uma linha como separador na página. $text é um texto que pode vir acima da linha, $margin indica a margem em pixels e $color define a cor da linha.</text:p>
      <text:p text:style-name="Heading_20_3">MText</text:p>
      <text:p text:style-name="TextClass">__construct( $name = '', $text = NULL, $color = '' )</text:p>
      <text:p text:style-name="TextObject">Instancia um objeto MText, cujo objetivo é mostrar um texto na página. $name é o identificador do objeto, $text é o texto a ser exibido e $color define a cor do texto.</text:p>
      <text:p text:style-name="Heading_20_3">MTextHeader</text:p>
      <text:p text:style-name="TextClass">__construct( $name = '', $level = '1', $text = NULL, $color = '' )</text:p>
      <text:p text:style-name="TextObject">Instancia um objeto MtextHeader, cujo objetivo é renderizar um header HTML (tag &lt;h1&gt;, &lt;h2&gt;,...). $name é o identificador do objeto, $level indica o nível do header, $text é o texto a ser exibido, $color define a cor do texto.</text:p>
      <text:p text:style-name="Heading_20_3">MTextLabel</text:p>
      <text:p text:style-name="TextClass">__construct( $name = '', $text = null, $label = '', $color = '' )</text:p>
      <text:p text:style-name="TextObject">Instancia um objeto MTextLabel, cujo objetivo é mostrar um texto na página. $name é o identificador do objeto, $text é o texto a ser exibido, $label é um caption para o texto e $color define a cor do texto.</text:p>
      <text:p text:style-name="TextObject">Link</text:p>
      <text:p text:style-name="Heading_20_3">MTextField</text:p>
      <text:p text:style-name="TextClass">__construct( $name='',$value='',$label='', $size=10, $hint='', $validator=NULL )</text:p>
      <text:p text:style-name="TextObject">Instancia um objeto MtextField, para entrada de dados. $name é o identificador do objeto, $value é o valor inicial a ser atribuído, $label é o caption do campo, $size é o tamanho da caixa de entrada, $hint é um texto de ajuda e $validator é um objeto Mvalidator associado ao objeto.</text:p>
      <text:p text:style-name="TextClass"><text:soft-page-break/>setValidator( $value )</text:p>
      <text:p text:style-name="TextObject">Associa um objeto Mvalidator.</text:p>
      <text:p text:style-name="TextClass">addMask( $mask, $optional = true, $msg = '' )</text:p>
      <text:p text:style-name="TextObject">Associa uma máscara ao campo. $mask é uma máscara de edição com os seguintes caracteres especiais:</text:p>
      <text:p text:style-name="TextObject">- # : aceita caracteres na faixa [0-9]</text:p>
      <text:p text:style-name="TextObject">- a : aceita caracteres na faixa [a-z][0-9]</text:p>
      <text:p text:style-name="TextObject">- A: aceita caracteres na faixa [A-Z][0-9]</text:p>
      <text:p text:style-name="TextObject">- l : aceita caracteres na faixa [a-z]</text:p>
      <text:p text:style-name="TextObject">- L : aceita caracteres na faixa [A-Z]</text:p>
      <text:p text:style-name="TextObject">$optional indica se a máscara deve ser totalmente preenchida ou não; $msg é a mensagem a ser apresentada ao usuário no caso de entrada inválida.</text:p>
      <text:p text:style-name="Heading_20_3">MTreeMenu</text:p>
      <text:p text:style-name="TextClass">__construct($name = '', $template = 0, $action = '', $target = '_blank')</text:p>
      <text:p text:style-name="TextObject">Renderiza uma árvore de controles, usando javascript. $name é o nome do controle; $template indica as imagens a serem usadas, segundo os templates disponíveis em /html/scripts/tigra/icons&lt;template&gt;; $action é a url a ser chamada no evento clique em um elemento da árvore – nesta url o caracter '#' é substituído pelo número do elemento da árvore. $target indica se a URL será chamada na mesma janela ou em outra janela.</text:p>
      <text:p text:style-name="Heading_20_3">MUnOrderedList</text:p>
      <text:p text:style-name="TextClass">__construct( $name = '', $options = array() )</text:p>
      <text:p text:style-name="P14"><text:span text:style-name="T6">Insta</text:span><text:span text:style-name="T6">ncia um objeto para renderização de uma lista não-ordenada em HTML. $options é uma array com o conteúdo de cada elemento da lista. </text:span></text:p>
      <text:p text:style-name="Heading_20_3">MVContainer</text:p>
      <text:p text:style-name="TextClass">__construct($name = NULL, $controls = NULL)</text:p>
      <text:p text:style-name="TextObject">Instancia um objeto MVcontainer, cujo objetivo é agrupar visualmente um conjunto de controles, na disposição vertical. $name é o identificador do objeto e $controls é o array de controles a serem agrupados.</text:p>
      <text:p text:style-name="Heading_20_3"/>
      <text:p text:style-name="Heading_20_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PT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Capítulo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Standard" style:class="text" style:default-outline-level="1">
      <style:paragraph-properties fo:margin-left="0cm" fo:margin-right="0cm" fo:text-align="start" style:justify-single-word="false" fo:text-indent="0cm" style:auto-text-indent="false" fo:keep-with-next="always"/>
      <style:text-properties fo:language="pt" fo:country="BR" fo:font-weight="normal" style:font-weight-asian="normal" style:font-weight-complex="normal"/>
    </style:style>
    <style:style style:name="Heading_20_2" style:display-name="Heading 2" style:family="paragraph" style:parent-style-name="Standard" style:next-style-name="Standard" style:class="text">
      <style:paragraph-properties fo:margin-top="0.212cm" fo:margin-bottom="0cm"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212cm" fo:margin-bottom="0cm" fo:text-align="justify" style:justify-single-word="false" fo:keep-with-next="always"/>
      <style:text-properties style:font-name="Arial" fo:font-size="11pt" fo:language="en" fo:country="US" fo:font-weight="bold" style:font-size-asian="11pt" style:font-weight-asian="bold" style:font-name-complex="Arial" style:font-size-complex="10pt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3" style:font-size-complex="14pt"/>
    </style:style>
    <style:style style:name="Legend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2"/>
    </style:style>
    <style:style style:name="TextClass" style:family="paragraph" style:parent-style-name="Standard">
      <style:paragraph-properties fo:text-align="justify" style:justify-single-word="false"/>
      <style:text-properties style:font-name="Arial" fo:font-size="8pt" fo:language="en" fo:country="US" fo:font-weight="bold" style:font-size-asian="8pt" style:font-weight-asian="bold" style:font-name-complex="Arial" style:font-size-complex="10pt" style:font-weight-complex="bold"/>
    </style:style>
    <style:style style:name="TextObject" style:family="paragraph" style:parent-style-name="TextClass">
      <style:paragraph-properties fo:margin-left="0.3cm" fo:margin-right="0cm" fo:text-indent="0cm" style:auto-text-indent="false"/>
      <style:text-properties style:font-name="Times New Roman" fo:language="pt" fo:country="BR" fo:font-weight="normal" style:font-weight-asian="normal" style:font-weight-complex="normal"/>
    </style:style>
    <style:style style:name="TextClassHeader" style:family="paragraph" style:parent-style-name="TextClass" style:next-style-name="TextClass">
      <style:text-properties style:font-name="Tahoma" fo:font-size="10pt" fo:language="pt" fo:country="BR" style:font-size-asian="10pt" style:font-name-complex="Times New Roman"/>
    </style:style>
    <style:style style:name="ConfS" style:family="paragraph" style:parent-style-name="Standard">
      <style:paragraph-properties fo:margin-left="0cm" fo:margin-right="0cm" fo:margin-top="0cm" fo:margin-bottom="0.212cm" fo:text-align="justify" style:justify-single-word="false" fo:text-indent="0cm" style:auto-text-indent="false"/>
      <style:text-properties fo:color="#0000ff" style:font-name="Courier New" fo:font-size="10pt" fo:font-style="italic" style:font-size-asian="10pt" style:font-style-asian="italic" style:font-name-complex="Courier New" style:font-size-complex="10pt" style:font-style-complex="italic"/>
    </style:style>
    <style:style style:name="Function" style:family="paragraph" style:parent-style-name="Standard">
      <style:text-properties style:font-name="Courier New" fo:font-size="11pt" fo:font-weight="bold" style:font-size-asian="11pt" style:font-weight-asian="bold" style:font-name-complex="Courier New" style:font-size-complex="10pt" style:font-weight-complex="bold"/>
    </style:style>
    <style:style style:name="Absatz-Standardschriftart" style:family="text"/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Fonte_20_parág._20_padrão" style:display-name="Fonte parág. padrão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cm" fo:margin-bottom="1cm" fo:margin-left="1cm" fo:margin-right="1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3" fo:column-gap="1.27cm">
          <style:column style:rel-width="21342*" fo:start-indent="0cm" fo:end-indent="0.635cm"/>
          <style:column style:rel-width="22845*" fo:start-indent="0.635cm" fo:end-indent="0.635cm"/>
          <style:column style:rel-width="21346*" fo:start-indent="0.635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none</meta:initial-creator>
    <meta:creation-date>2008-07-25T14:42:00</meta:creation-date>
    <dc:creator>none</dc:creator>
    <dc:date>2008-07-28T11:45:00</dc:date>
    <meta:print-date>2008-07-25T14:56:00</meta:print-date>
    <meta:editing-cycles>61</meta:editing-cycles>
    <meta:editing-duration>PT1H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938" meta:word-count="10189" meta:character-count="65495"/>
  </office:meta>
</office:document-meta>
</file>